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2b87" officeooo:paragraph-rsid="00142b87"/>
    </style:style>
    <style:style style:name="P2" style:family="paragraph" style:parent-style-name="Standard">
      <style:text-properties fo:color="#cc00cc" fo:font-size="18pt" style:text-underline-style="solid" style:text-underline-width="auto" style:text-underline-color="font-color" fo:font-weight="bold" officeooo:rsid="00142b87" officeooo:paragraph-rsid="00142b87" style:font-size-asian="18pt" style:font-weight-asian="bold" style:font-size-complex="18pt" style:font-weight-complex="bold"/>
    </style:style>
    <style:style style:name="P3" style:family="paragraph" style:parent-style-name="Preformatted_20_Text">
      <style:text-properties fo:color="#000000" style:font-name="Courier New" fo:font-size="9pt" style:text-underline-style="solid" style:text-underline-width="auto" style:text-underline-color="font-color" fo:font-weight="bold" officeooo:rsid="00142b87" officeooo:paragraph-rsid="00142b87" style:font-size-asian="18pt" style:font-weight-asian="bold" style:font-size-complex="18pt" style:font-weight-complex="bold"/>
    </style:style>
    <style:style style:name="P4" style:family="paragraph" style:parent-style-name="Preformatted_20_Text">
      <style:paragraph-properties fo:margin-top="0in" fo:margin-bottom="0.1965in" loext:contextual-spacing="false" fo:background-color="transparent">
        <style:background-image/>
      </style:paragraph-properties>
      <style:text-properties fo:color="#808080" style:font-name="Courier New" fo:font-size="9pt" fo:font-style="italic"/>
    </style:style>
    <style:style style:name="P5" style:family="paragraph" style:parent-style-name="Preformatted_20_Text">
      <style:paragraph-properties fo:background-color="transparent">
        <style:background-image/>
      </style:paragraph-properties>
      <style:text-properties fo:color="#000000"/>
    </style:style>
    <style:style style:name="P6" style:family="paragraph" style:parent-style-name="Preformatted_20_Text">
      <style:paragraph-properties fo:background-color="transparent">
        <style:background-image/>
      </style:paragraph-properties>
      <style:text-properties fo:color="#000000" style:font-name="Courier New" fo:font-size="9pt"/>
    </style:style>
    <style:style style:name="P7" style:family="paragraph" style:parent-style-name="Preformatted_20_Text">
      <style:paragraph-properties fo:background-color="transparent">
        <style:background-image/>
      </style:paragraph-properties>
      <style:text-properties fo:color="#000080" style:font-name="Courier New" fo:font-size="9pt" fo:font-weight="bold"/>
    </style:style>
    <style:style style:name="P8" style:family="paragraph" style:parent-style-name="Preformatted_20_Text">
      <style:paragraph-properties fo:background-color="transparent">
        <style:background-image/>
      </style:paragraph-properties>
      <style:text-properties fo:color="#808080"/>
    </style:style>
    <style:style style:name="P9" style:family="paragraph" style:parent-style-name="Preformatted_20_Text">
      <style:paragraph-properties fo:background-color="transparent">
        <style:background-image/>
      </style:paragraph-properties>
      <style:text-properties fo:color="#808080" style:font-name="Courier New" fo:font-size="9pt" fo:font-style="italic"/>
    </style:style>
    <style:style style:name="T1" style:family="text">
      <style:text-properties fo:color="#000080"/>
    </style:style>
    <style:style style:name="T2" style:family="text">
      <style:text-properties fo:color="#000080" fo:font-weight="bold"/>
    </style:style>
    <style:style style:name="T3" style:family="text">
      <style:text-properties fo:color="#000080" style:font-name="Courier New" fo:font-size="9pt" fo:font-weight="bold"/>
    </style:style>
    <style:style style:name="T4" style:family="text">
      <style:text-properties style:font-name="Courier New" fo:font-size="9pt"/>
    </style:style>
    <style:style style:name="T5" style:family="text">
      <style:text-properties style:font-name="Courier New" fo:font-size="9pt" fo:font-style="italic"/>
    </style:style>
    <style:style style:name="T6" style:family="text">
      <style:text-properties fo:color="#0000ff"/>
    </style:style>
    <style:style style:name="T7" style:family="text">
      <style:text-properties fo:color="#0000ff" style:font-name="Courier New" fo:font-size="9pt"/>
    </style:style>
    <style:style style:name="T8" style:family="text">
      <style:text-properties fo:color="#0000ff" style:font-name="Courier New" fo:font-size="9pt" fo:font-weight="bold"/>
    </style:style>
    <style:style style:name="T9" style:family="text">
      <style:text-properties fo:color="#0000ff" fo:font-weight="bold"/>
    </style:style>
    <style:style style:name="T10" style:family="text">
      <style:text-properties fo:color="#008000" style:font-name="Courier New" fo:font-size="9pt" fo:font-weight="bold"/>
    </style:style>
    <style:style style:name="T11" style:family="text">
      <style:text-properties fo:color="#0080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DOCTYPE html&gt;</text:p>
      <text:p text:style-name="P1">&lt;html lang="en"&gt;</text:p>
      <text:p text:style-name="P1">&lt;head&gt;</text:p>
      <text:p text:style-name="P1"><text:s text:c="4"/>&lt;meta charset="UTF-8"&gt;</text:p>
      <text:p text:style-name="P1"><text:s text:c="4"/>&lt;title&gt;Efuma&lt;/title&gt;</text:p>
      <text:p text:style-name="P1"><text:s text:c="4"/>&lt;link href="flex-style.css" rel="stylesheet"&gt;</text:p>
      <text:p text:style-name="P1"><text:s text:c="4"/>&lt;meta name="viewport" content="width=device-width, initial-scale=1.0, maximum-scale=1.0, user-scalable=no" /&gt;</text:p>
      <text:p text:style-name="P1">&lt;/head&gt;</text:p>
      <text:p text:style-name="P1">&lt;body&gt;</text:p>
      <text:p text:style-name="P1">&lt;header&gt;</text:p>
      <text:p text:style-name="P1">&lt;nav class="head-links"&gt;</text:p>
      <text:p text:style-name="P1"><text:s text:c="7"/>&lt;ul&gt;</text:p>
      <text:p text:style-name="P1"><text:s text:c="10"/>&lt;li&gt;&lt;img src="imges/phone-icon.png" alt="Phone"&gt;&lt;/li&gt;</text:p>
      <text:p text:style-name="P1"><text:s text:c="10"/>&lt;li&gt;0045 6013 5070&lt;/li&gt;</text:p>
      <text:p text:style-name="P1"><text:s text:c="6"/>&lt;/ul&gt;</text:p>
      <text:p text:style-name="P1"/>
      <text:p text:style-name="P1"><text:s text:c="5"/>&lt;ul&gt;</text:p>
      <text:p text:style-name="P1"><text:s text:c="8"/>&lt;li&gt;&lt;a href="#" target="_blank"&gt;Delivery&lt;/a&gt;&lt;/li&gt;</text:p>
      <text:p text:style-name="P1"><text:s text:c="8"/>&lt;li&gt;&lt;a href="#" target="_blank"&gt;About us&lt;/a&gt;&lt;/li&gt;</text:p>
      <text:p text:style-name="P1"><text:s text:c="8"/>&lt;li&gt;&lt;a href="#" target="_blank"&gt;FAQ&lt;/a&gt;&lt;/li&gt;</text:p>
      <text:p text:style-name="P1"><text:s text:c="8"/>&lt;li&gt;&lt;a href="#" target="_blank"&gt;Contact us&lt;/a&gt;&lt;/li&gt;</text:p>
      <text:p text:style-name="P1"><text:s text:c="5"/>&lt;/ul&gt;</text:p>
      <text:p text:style-name="P1"><text:s text:c="4"/></text:p>
      <text:p text:style-name="P1"><text:s text:c="4"/>&lt;ul&gt;</text:p>
      <text:p text:style-name="P1"><text:s text:c="8"/>&lt;li&gt;&lt;a href="#" target="_blank"&gt;LOG IN | &lt;/a&gt;&lt;/li&gt;</text:p>
      <text:p text:style-name="P1"><text:s text:c="8"/>&lt;li&gt;&lt;a href="#" target="_blank"&gt; CREATE CUSTOMER&lt;/a&gt;&lt;/li&gt;</text:p>
      <text:p text:style-name="P1"><text:s text:c="4"/>&lt;/ul&gt;</text:p>
      <text:p text:style-name="P1"><text:s text:c="4"/></text:p>
      <text:p text:style-name="P1">&lt;/nav&gt;</text:p>
      <text:p text:style-name="P1">&lt;div class="middle-header"&gt;</text:p>
      <text:p text:style-name="P1"/>
      <text:p text:style-name="P1"><text:s text:c="4"/>&lt;img class="logo" src="imges/logo.png"&gt;</text:p>
      <text:p text:style-name="P1"/>
      <text:p text:style-name="P1"/>
      <text:p text:style-name="P1"/>
      <text:p text:style-name="P1">&lt;ul class="tpd"&gt;</text:p>
      <text:p text:style-name="P1"><text:s text:c="6"/>&lt;a <text:s/>href="#" target="_blank"&gt;Fully TPD compliant custom labeling | More than 25.000 active TPD notifications in 24 EU languages&lt;/a&gt;</text:p>
      <text:p text:style-name="P1"><text:s text:c="4"/>&lt;li&gt;</text:p>
      <text:p text:style-name="P1"><text:s text:c="8"/>&lt;form&gt;</text:p>
      <text:p text:style-name="P1"><text:s text:c="11"/>&lt;input type="search" placeholder="Search"&gt;</text:p>
      <text:p text:style-name="P1"><text:s text:c="11"/>&lt;button type="submit"&gt;&lt;img src="imges/search-icon.png"&gt;&lt;/button&gt;</text:p>
      <text:p text:style-name="P1"><text:s text:c="8"/>&lt;/form&gt;</text:p>
      <text:p text:style-name="P1"><text:s text:c="5"/>&lt;/li&gt;</text:p>
      <text:p text:style-name="P1"><text:s text:c="4"/>&lt;/ul&gt;</text:p>
      <text:p text:style-name="P1"/>
      <text:p text:style-name="P1"><text:s text:c="4"/>&lt;ul class="tpd2"&gt;</text:p>
      <text:p text:style-name="P1"/>
      <text:p text:style-name="P1"><text:soft-page-break/><text:s text:c="8"/>&lt;img class="cart" src="imges/cart-icon.png"&gt;</text:p>
      <text:p text:style-name="P1"><text:s text:c="8"/>&lt;li&gt; &lt;label&gt;SHOW ONLY LEGAL PRODUCTS FOR:&lt;/label&gt;&lt;/li&gt;</text:p>
      <text:p text:style-name="P1"><text:s text:c="8"/>&lt;li&gt;&lt;select name="country" id="country"&gt;</text:p>
      <text:p text:style-name="P1"><text:s text:c="16"/>&lt;option value="Show All"&gt;Show All&lt;/option&gt;</text:p>
      <text:p text:style-name="P1"><text:s text:c="16"/>&lt;option value="volvo"&gt;Denmark&lt;/option&gt;</text:p>
      <text:p text:style-name="P1"><text:s text:c="16"/>&lt;option value="saab"&gt;Sweden&lt;/option&gt;</text:p>
      <text:p text:style-name="P1"><text:s text:c="16"/>&lt;option value="mercedes"&gt;Bulgaria&lt;/option&gt;</text:p>
      <text:p text:style-name="P1"><text:s text:c="16"/>&lt;option value="audi"&gt;Crotia&lt;/option&gt;</text:p>
      <text:p text:style-name="P1"><text:s text:c="16"/>&lt;option value="audi"&gt;Cyprus&lt;/option&gt;</text:p>
      <text:p text:style-name="P1"><text:s text:c="16"/>&lt;option value="audi"&gt;Czech Republic&lt;/option&gt;</text:p>
      <text:p text:style-name="P1"><text:s text:c="16"/>&lt;option value="audi"&gt;estonia&lt;/option&gt;</text:p>
      <text:p text:style-name="P1"><text:s text:c="16"/>&lt;option value="audi"&gt;Germany&lt;/option&gt;</text:p>
      <text:p text:style-name="P1"><text:s text:c="16"/>&lt;option value="audi"&gt;Ireland&lt;/option&gt;</text:p>
      <text:p text:style-name="P1"><text:s text:c="16"/>&lt;option value="audi"&gt;Italy&lt;/option&gt;</text:p>
      <text:p text:style-name="P1"><text:s text:c="16"/>&lt;option value="audi"&gt;Lithunia&lt;/option&gt;</text:p>
      <text:p text:style-name="P1"><text:s text:c="16"/>&lt;option value="audi"&gt;Malta&lt;/option&gt;</text:p>
      <text:p text:style-name="P1"><text:s text:c="16"/>&lt;option value="audi"&gt;Romania&lt;/option&gt;</text:p>
      <text:p text:style-name="P1"><text:s text:c="16"/>&lt;option value="audi"&gt;Solvika&lt;/option&gt;</text:p>
      <text:p text:style-name="P1"><text:s text:c="16"/>&lt;option value="audi"&gt;Poland&lt;/option&gt;</text:p>
      <text:p text:style-name="P1"><text:s text:c="12"/>&lt;/select&gt;</text:p>
      <text:p text:style-name="P1"><text:s text:c="8"/>&lt;/li&gt;</text:p>
      <text:p text:style-name="P1"><text:s text:c="5"/>&lt;/ul&gt;</text:p>
      <text:p text:style-name="P1">&lt;/header&gt;</text:p>
      <text:p text:style-name="P1">&lt;/div&gt;</text:p>
      <text:p text:style-name="P1"><text:s text:c="3"/>&lt;div class="head-links2"&gt;</text:p>
      <text:p text:style-name="P1"><text:s text:c="15"/>&lt;ul class="shop"&gt;</text:p>
      <text:p text:style-name="P1"><text:s text:c="19"/>&lt;li&gt;&lt;a href="#"&gt;SHOP BY BRAND&lt;/a&gt;&lt;/li&gt;</text:p>
      <text:p text:style-name="P1"><text:s text:c="19"/>&lt;li&gt;&lt;a href="#"&gt;SHOP BY CATEGORY&lt;/a&gt;&lt;/li&gt;</text:p>
      <text:p text:style-name="P1"><text:s text:c="15"/>&lt;/ul&gt;</text:p>
      <text:p text:style-name="P1"/>
      <text:p text:style-name="P1"><text:s text:c="15"/>&lt;ul class="new"&gt;</text:p>
      <text:p text:style-name="P1"><text:s text:c="20"/>&lt;li&gt;&lt;a href="#"&gt;NEW&lt;/a&gt;&lt;/li&gt;</text:p>
      <text:p text:style-name="P1"><text:s text:c="20"/>&lt;li&gt;&lt;a href="#"&gt;PRE ORDER &lt;/a&gt;&lt;/li&gt;</text:p>
      <text:p text:style-name="P1"><text:s text:c="20"/>&lt;li&gt;&lt;a href="#"&gt;STOCK CLEARNCE&lt;/a&gt;&lt;/li&gt;</text:p>
      <text:p text:style-name="P1"><text:s text:c="15"/>&lt;/ul&gt;</text:p>
      <text:p text:style-name="P1"><text:s text:c="3"/>&lt;/div&gt;</text:p>
      <text:p text:style-name="P1"/>
      <text:p text:style-name="P1"><text:s text:c="4"/>&lt;div class="navcontainer"&gt;</text:p>
      <text:p text:style-name="P1"/>
      <text:p text:style-name="P1"><text:s text:c="8"/>&lt;div class="day-to-day"&gt;</text:p>
      <text:p text:style-name="P1"><text:s text:c="12"/>&lt;img src="imges/day-to-day-icon.png"&gt;</text:p>
      <text:p text:style-name="P1"><text:s text:c="12"/>&lt;b&gt;DAY TO DAY&lt;/b&gt;</text:p>
      <text:p text:style-name="P1"><text:s text:c="12"/>&lt;br&gt;</text:p>
      <text:p text:style-name="P1"><text:s text:c="12"/>&lt;span&gt;delevery in Eu&lt;/span&gt;</text:p>
      <text:p text:style-name="P1"><text:s text:c="8"/>&lt;/div&gt;</text:p>
      <text:p text:style-name="P1"/>
      <text:p text:style-name="P1"><text:s text:c="8"/>&lt;div class="personal-guidance"&gt;</text:p>
      <text:p text:style-name="P1"><text:s text:c="12"/>&lt;img src="imges/personal-guidance-icon.png"&gt;</text:p>
      <text:p text:style-name="P1"><text:s text:c="12"/>&lt;b&gt;PERSONAL GUIDENCE&lt;/b&gt;</text:p>
      <text:p text:style-name="P1"><text:soft-page-break/><text:s text:c="12"/>&lt;br&gt;</text:p>
      <text:p text:style-name="P1"><text:s text:c="12"/>&lt;span&gt;by our experienced sales team&lt;/span&gt;</text:p>
      <text:p text:style-name="P1"/>
      <text:p text:style-name="P1"><text:s text:c="8"/>&lt;/div&gt;</text:p>
      <text:p text:style-name="P1"><text:s text:c="8"/>&lt;div class="tpd2"&gt;</text:p>
      <text:p text:style-name="P1"><text:s text:c="12"/>&lt;img src="imges/tpd-icon.png"&gt;</text:p>
      <text:p text:style-name="P1"><text:s text:c="12"/>&lt;b&gt;TPD COMPLIENCE&lt;/b&gt;</text:p>
      <text:p text:style-name="P1"><text:s text:c="12"/>&lt;br&gt;</text:p>
      <text:p text:style-name="P1"><text:s text:c="12"/>&lt;span&gt;product and garantee&lt;/span&gt;</text:p>
      <text:p text:style-name="P1"><text:s text:c="8"/>&lt;/div&gt;</text:p>
      <text:p text:style-name="P1"/>
      <text:p text:style-name="P1"><text:s text:c="8"/>&lt;div class="quality"&gt;</text:p>
      <text:p text:style-name="P1"><text:s text:c="12"/>&lt;img src="imges/quality-icon.png"&gt;</text:p>
      <text:p text:style-name="P1"><text:s text:c="12"/>&lt;b&gt;DAY TO DAY&lt;/b&gt;</text:p>
      <text:p text:style-name="P1"><text:s text:c="12"/>&lt;br&gt;</text:p>
      <text:p text:style-name="P1"><text:s text:c="12"/>&lt;span&gt;delevery in Eu&lt;/span&gt;</text:p>
      <text:p text:style-name="P1"><text:s text:c="8"/>&lt;/div&gt;</text:p>
      <text:p text:style-name="P1"/>
      <text:p text:style-name="P1"><text:s text:c="4"/>&lt;/div&gt;</text:p>
      <text:p text:style-name="P1"/>
      <text:p text:style-name="P1">&lt;div class="banner"&gt;</text:p>
      <text:p text:style-name="P1"><text:s text:c="4"/>&lt;img src="imges/banner.png"&gt;</text:p>
      <text:p text:style-name="P1"><text:s text:c="4"/>&lt;button class="button1"&gt;EXPLORE&lt;/button&gt;</text:p>
      <text:p text:style-name="P1"><text:s text:c="4"/>&lt;button class="button2"&gt;BUY NOW&lt;/button&gt;</text:p>
      <text:p text:style-name="P1">&lt;/div&gt;</text:p>
      <text:p text:style-name="P1"/>
      <text:p text:style-name="P1">&lt;ul class="four-images"&gt;</text:p>
      <text:p text:style-name="P1"><text:s text:c="4"/>&lt;li&gt;&lt;img src="imges/moo-shake-img.png"&gt;&lt;/li&gt;</text:p>
      <text:p text:style-name="P1"><text:s text:c="4"/>&lt;li&gt;&lt;img src="imges/capella-img.png"&gt;&lt;/li&gt;</text:p>
      <text:p text:style-name="P1"><text:s text:c="4"/>&lt;li&gt;&lt;img src="imges/salt-18-img.png"&gt;&lt;/li&gt;</text:p>
      <text:p text:style-name="P1"><text:s text:c="4"/>&lt;li&gt;&lt;img src="imges/tigon-kit-img.png"&gt;&lt;/li&gt;</text:p>
      <text:p text:style-name="P1">&lt;/ul&gt;</text:p>
      <text:p text:style-name="P1"/>
      <text:p text:style-name="P1"><text:s text:c="4"/>&lt;ul class="three-buttons"&gt;</text:p>
      <text:p text:style-name="P1"><text:s text:c="8"/>&lt;li&gt;&lt;button&gt;JUST ARRIVED&lt;/button&gt;&lt;/li&gt;</text:p>
      <text:p text:style-name="P1"><text:s text:c="8"/>&lt;li&gt;&lt;button&gt;PRE ORDER&lt;/button&gt;&lt;/li&gt;</text:p>
      <text:p text:style-name="P1"><text:s text:c="8"/>&lt;li&gt;&lt;button&gt;STOCK CLEARNCE&lt;/button&gt;&lt;/li&gt;</text:p>
      <text:p text:style-name="P1"/>
      <text:p text:style-name="P1"><text:s text:c="4"/>&lt;/ul&gt;</text:p>
      <text:p text:style-name="P1">&lt;h2&gt;JUST ARRIVED&lt;/h2&gt;</text:p>
      <text:p text:style-name="P1"><text:s text:c="4"/>&lt;div class="firstclass11"&gt;</text:p>
      <text:p text:style-name="P1"/>
      <text:p text:style-name="P1"/>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text:s text:c="8"/>&lt;ul&gt;</text:p>
      <text:p text:style-name="P1"><text:soft-page-break/><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
      <text:p text:style-name="P1"><text:s text:c="8"/>&lt;ul&gt;</text:p>
      <text:p text:style-name="P1"><text:s text:c="8"/>&lt;li&gt;&lt;a target="_blank" href="#"&gt;&lt;img src="imges/prod-img.png" alt="product" &gt;&lt;/a&gt;&lt;/li&gt;</text:p>
      <text:p text:style-name="P1"><text:s text:c="8"/>&lt;li&gt;ASPIRE 230W TOUCH SCREEN&lt;/li&gt;</text:p>
      <text:p text:style-name="P1"><text:s text:c="8"/>&lt;li&gt;&lt;a href="#" target="_blank"&gt;LOGIN FOR PRICE&lt;/a&gt;&lt;/li&gt;</text:p>
      <text:p text:style-name="P1"><text:s text:c="8"/>&lt;/ul&gt;</text:p>
      <text:p text:style-name="P1"><text:s text:c="4"/>&lt;/div&gt;</text:p>
      <text:p text:style-name="P1"/>
      <text:p text:style-name="P1"><text:s text:c="4"/>&lt;img class="nordi-banner" src="imges/nordik-banner.png"&gt;</text:p>
      <text:p text:style-name="P1">&lt;h2 class="just"&gt;STOCK CLEARANCE&lt;/h2&gt;</text:p>
      <text:p text:style-name="P1"><text:s text:c="4"/>&lt;div class="firstclass13"&gt;</text:p>
      <text:p text:style-name="P1"/>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text:s text:c="8"/>&lt;ul&gt;</text:p>
      <text:p text:style-name="P1"><text:s text:c="12"/>&lt;li&gt;&lt;a target="_blank" href="#"&gt;&lt;img src="imges/prod-img.png" alt="product" &gt;&lt;/a&gt;&lt;/li&gt;</text:p>
      <text:p text:style-name="P1"><text:s text:c="12"/>&lt;li&gt;ASPIRE 230W TOUCH SCREEN&lt;/li&gt;</text:p>
      <text:p text:style-name="P1"><text:soft-page-break/><text:s text:c="12"/>&lt;li&gt;&lt;a href="#" target="_blank"&gt;LOGIN FOR PRICE&lt;/a&gt;&lt;/li&gt;</text:p>
      <text:p text:style-name="P1"><text:s text:c="8"/>&lt;/ul&gt;</text:p>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text:s text:c="4"/>&lt;/div&gt;</text:p>
      <text:p text:style-name="P1"/>
      <text:p text:style-name="P1"><text:s text:c="8"/>&lt;span class="strip"&gt;BANNER STRIPE&lt;/span&gt;</text:p>
      <text:p text:style-name="P1">&lt;h2 class="just"&gt;PRE ORDER&lt;/h2&gt;</text:p>
      <text:p text:style-name="P1"><text:s text:c="4"/>&lt;div class="firstclass11"&gt;</text:p>
      <text:p text:style-name="P1"/>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 text:c="8"/>&lt;/ul&gt;</text:p>
      <text:p text:style-name="P1"/>
      <text:p text:style-name="P1"><text:s text:c="8"/>&lt;ul&gt;</text:p>
      <text:p text:style-name="P1"><text:s text:c="12"/>&lt;li&gt;&lt;a target="_blank" href="#"&gt;&lt;img src="imges/prod-img.png" alt="product" &gt;&lt;/a&gt;&lt;/li&gt;</text:p>
      <text:p text:style-name="P1"><text:s text:c="12"/>&lt;li&gt;ASPIRE 230W TOUCH SCREEN&lt;/li&gt;</text:p>
      <text:p text:style-name="P1"><text:s text:c="12"/>&lt;li&gt;&lt;a href="#" target="_blank"&gt;LOGIN FOR PRICE&lt;/a&gt;&lt;/li&gt;</text:p>
      <text:p text:style-name="P1"><text:soft-page-break/><text:s text:c="8"/>&lt;/ul&gt;</text:p>
      <text:p text:style-name="P1"><text:s text:c="4"/>&lt;/div&gt;</text:p>
      <text:p text:style-name="P1"/>
      <text:p text:style-name="P1"><text:s text:c="4"/>&lt;article&gt;</text:p>
      <text:p text:style-name="P1"><text:s text:c="8"/>&lt;p class="lastpara"&gt;</text:p>
      <text:p text:style-name="P1"><text:s text:c="8"/>&lt;h3&gt;WE OFFER ONLY THE BEST PRODUCTS&lt;/h3&gt;</text:p>
      <text:p text:style-name="P1"><text:s text:c="8"/>&lt;p&gt;efuma.com sells genuine and high quality products manufactured by trusted brands that is bound to make great products and to ensure best vaping experience.&lt;/p&gt;</text:p>
      <text:p text:style-name="P1"><text:s text:c="8"/>&lt;p&gt;As we value our customers, efuma create an online shop for a hassle free shopping of your favorite electronic cigarettes and its accessories. We also offer the best market price, promos and discounts to our loyal clients and rest assured a fast shipped delivery&lt;/p&gt;</text:p>
      <text:p text:style-name="P1"><text:s text:c="8"/>&lt;p&gt;We pride our selves as a top online shop seller to bring the best products such as Clearomizers, Batteries, MODS, Coils, Starter Kits and many others that is pertaining to vaping and even tools, accessories and Do-it-yourself (DIY) e-cigarette products.&lt;/p&gt;</text:p>
      <text:p text:style-name="P1"><text:s text:c="8"/>&lt;p&gt;Our goal is to provide our customers with high quality products at best market prices and an excellent customer service experience.&lt;/p&gt;</text:p>
      <text:p text:style-name="P1"/>
      <text:p text:style-name="P1"><text:s text:c="4"/>&lt;/article&gt;</text:p>
      <text:p text:style-name="P1">&lt;div class="brand-header"&gt;</text:p>
      <text:p text:style-name="P1">&lt;ul&gt;</text:p>
      <text:p text:style-name="P1"><text:s text:c="4"/>&lt;li&gt;TOP BRANDS&lt;/li&gt;</text:p>
      <text:p text:style-name="P1"><text:s text:c="4"/>&lt;li&gt;NEW BRANDS&lt;/li&gt;</text:p>
      <text:p text:style-name="P1">&lt;/ul&gt;</text:p>
      <text:p text:style-name="P1">&lt;ul&gt;</text:p>
      <text:p text:style-name="P1"><text:s text:c="4"/>&lt;li&gt;VIEW ALL BRANDS&lt;/li&gt;</text:p>
      <text:p text:style-name="P1">&lt;/ul&gt;</text:p>
      <text:p text:style-name="P1"/>
      <text:p text:style-name="P1">&lt;/div&gt;</text:p>
      <text:p text:style-name="P1"/>
      <text:p text:style-name="P1"/>
      <text:p text:style-name="P1"/>
      <text:p text:style-name="P1"><text:s text:c="4"/>&lt;div class="eight-brands"&gt;</text:p>
      <text:p text:style-name="P1"><text:s text:c="8"/>&lt;ul class="brand-header2"&gt;</text:p>
      <text:p text:style-name="P1"><text:s text:c="12"/>&lt;li&gt;&lt;img src="imges/brand1.png"&gt;&lt;/li&gt;</text:p>
      <text:p text:style-name="P1"><text:s text:c="12"/>&lt;li&gt;&lt;img src="imges/brand2.png"&gt;&lt;/li&gt;</text:p>
      <text:p text:style-name="P1"><text:s text:c="12"/>&lt;li&gt;&lt;img src="imges/brand3.png"&gt;&lt;/li&gt;</text:p>
      <text:p text:style-name="P1"><text:s text:c="12"/>&lt;li&gt;&lt;img src="imges/brand4.png"&gt;&lt;/li&gt;</text:p>
      <text:p text:style-name="P1"><text:s text:c="8"/>&lt;/ul&gt;</text:p>
      <text:p text:style-name="P1"><text:s text:c="8"/>&lt;ul class="brand-header3"&gt;</text:p>
      <text:p text:style-name="P1"><text:s text:c="12"/>&lt;li&gt;&lt;img src="imges/brand5.png"&gt;&lt;/li&gt;</text:p>
      <text:p text:style-name="P1"><text:s text:c="12"/>&lt;li&gt;&lt;img src="imges/brand6.png"&gt;&lt;/li&gt;</text:p>
      <text:p text:style-name="P1"><text:s text:c="12"/>&lt;li&gt;&lt;img src="imges/brand7.png"&gt;&lt;/li&gt;</text:p>
      <text:p text:style-name="P1"><text:s text:c="12"/>&lt;li&gt;&lt;img src="imges/brand8.png"&gt;&lt;/li&gt;</text:p>
      <text:p text:style-name="P1"><text:s text:c="8"/>&lt;/ul&gt;</text:p>
      <text:p text:style-name="P1"/>
      <text:p text:style-name="P1"><text:s text:c="4"/>&lt;/div&gt;</text:p>
      <text:p text:style-name="P1"/>
      <text:p text:style-name="P1"/>
      <text:p text:style-name="P1"/>
      <text:p text:style-name="P1"><text:soft-page-break/></text:p>
      <text:p text:style-name="P1">&lt;footer&gt;</text:p>
      <text:p text:style-name="P1"><text:s text:c="5"/>&lt;div class="div1"&gt;</text:p>
      <text:p text:style-name="P1"><text:s text:c="9"/>&lt;img src="imges/email.jpg"&gt;</text:p>
      <text:p text:style-name="P1"><text:s text:c="12"/>&lt;ul class="signup"&gt;</text:p>
      <text:p text:style-name="P1"><text:s text:c="16"/>&lt;li&gt;SIGN UP FOR NEWS LETTER&lt;/li&gt;</text:p>
      <text:p text:style-name="P1"><text:s text:c="16"/>&lt;li&gt;Be the first to know of the upcoming products&lt;/li&gt;</text:p>
      <text:p text:style-name="P1"><text:s text:c="12"/>&lt;/ul&gt;</text:p>
      <text:p text:style-name="P1"/>
      <text:p text:style-name="P1"><text:s text:c="16"/>&lt;form action="/action_page.php"&gt;</text:p>
      <text:p text:style-name="P1"><text:s text:c="20"/>&lt;input type="email" placeholder="Please type in your email"&gt;</text:p>
      <text:p text:style-name="P1"><text:s text:c="20"/>&lt;button&gt;GET CONNECTED&lt;/button&gt;</text:p>
      <text:p text:style-name="P1"><text:s text:c="16"/>&lt;/form&gt;</text:p>
      <text:p text:style-name="P1"/>
      <text:p text:style-name="P1"><text:s text:c="5"/>&lt;/div&gt;</text:p>
      <text:p text:style-name="P1"/>
      <text:p text:style-name="P1"><text:s text:c="4"/>&lt;div class="footerlogo2"&gt;</text:p>
      <text:p text:style-name="P1"><text:s text:c="12"/>&lt;ul class="footerlogo"&gt;</text:p>
      <text:p text:style-name="P1"><text:s text:c="16"/>&lt;img src="imges/footer-logo.png"&gt;</text:p>
      <text:p text:style-name="P1"><text:s text:c="16"/>&lt;li&gt;What'snew&lt;/li&gt;</text:p>
      <text:p text:style-name="P1"><text:s text:c="16"/>&lt;li&gt;STARTER KITS&lt;/li&gt;</text:p>
      <text:p text:style-name="P1"><text:s text:c="16"/>&lt;li&gt;MOOD'S AND BATTERIES&lt;/li&gt;</text:p>
      <text:p text:style-name="P1"><text:s text:c="16"/>&lt;li&gt;TANKS&lt;/li&gt;</text:p>
      <text:p text:style-name="P1"><text:s text:c="16"/>&lt;li&gt;COILES ACCESORRIES&lt;/li&gt;</text:p>
      <text:p text:style-name="P1"><text:s text:c="16"/>&lt;li&gt;DRIP TIPS&lt;/li&gt;</text:p>
      <text:p text:style-name="P1"><text:s text:c="16"/>&lt;li&gt;E-LIQUIDS&lt;/li&gt;</text:p>
      <text:p text:style-name="P1"><text:s text:c="12"/>&lt;/ul&gt;</text:p>
      <text:p text:style-name="P1"/>
      <text:p text:style-name="P1"/>
      <text:p text:style-name="P1"><text:s text:c="12"/>&lt;table class="smart-table"&gt;</text:p>
      <text:p text:style-name="P1"><text:s text:c="16"/>&lt;thead&gt;</text:p>
      <text:p text:style-name="P1"><text:s text:c="16"/>&lt;tr&gt;</text:p>
      <text:p text:style-name="P1"><text:s text:c="20"/>&lt;th&gt;INFORMATION&lt;/th&gt;</text:p>
      <text:p text:style-name="P1"><text:s text:c="20"/>&lt;th&gt;CONTACTS US&lt;/th&gt;</text:p>
      <text:p text:style-name="P1"><text:s text:c="20"/>&lt;th&gt;LIKE AND FOLLOW&lt;/th&gt;</text:p>
      <text:p text:style-name="P1"><text:s text:c="16"/>&lt;/tr&gt;</text:p>
      <text:p text:style-name="P1"><text:s text:c="16"/>&lt;/thead&gt;</text:p>
      <text:p text:style-name="P1"><text:s text:c="16"/>&lt;tr&gt;</text:p>
      <text:p text:style-name="P1"><text:s text:c="20"/>&lt;td&gt;RMA Return&lt;/td&gt;</text:p>
      <text:p text:style-name="P1"><text:s text:c="20"/>&lt;td&gt;Kristenhoej 23 A DK-2770 kastrup, Denmark &lt;/td&gt;</text:p>
      <text:p text:style-name="P1"><text:s text:c="20"/>&lt;td&gt;Efuma on Facebook&lt;/td&gt;</text:p>
      <text:p text:style-name="P1"><text:s text:c="16"/>&lt;/tr&gt;</text:p>
      <text:p text:style-name="P1"><text:s text:c="16"/>&lt;tr&gt;</text:p>
      <text:p text:style-name="P1"><text:s text:c="20"/>&lt;td&gt;Dropshiping&lt;/td&gt;</text:p>
      <text:p text:style-name="P1"><text:s text:c="20"/>&lt;td&gt;Sales@efuma.com &lt;/td&gt;</text:p>
      <text:p text:style-name="P1"><text:s text:c="20"/>&lt;td&gt;Efuma on Twitter&lt;/td&gt;</text:p>
      <text:p text:style-name="P1"><text:s text:c="16"/>&lt;/tr&gt;</text:p>
      <text:p text:style-name="P1"><text:s text:c="16"/>&lt;tr&gt;</text:p>
      <text:p text:style-name="P1"><text:s text:c="20"/>&lt;td&gt;[DK] B2B&lt;/td&gt;</text:p>
      <text:p text:style-name="P1"><text:soft-page-break/><text:s text:c="20"/>&lt;td&gt;Week days from 9am-4pm &lt;/td&gt;</text:p>
      <text:p text:style-name="P1"><text:s text:c="20"/>&lt;td&gt;Efuma on Instagram&lt;/td&gt;</text:p>
      <text:p text:style-name="P1"><text:s text:c="16"/>&lt;/tr&gt;</text:p>
      <text:p text:style-name="P1"><text:s text:c="16"/>&lt;tr&gt;</text:p>
      <text:p text:style-name="P1"><text:s text:c="20"/>&lt;td&gt;FAQ&lt;/td&gt;</text:p>
      <text:p text:style-name="P1"><text:s text:c="20"/>&lt;td&gt;CALL US!&lt;br&gt;004560135070 &lt;/td&gt;</text:p>
      <text:p text:style-name="P1"><text:s text:c="20"/>&lt;td&gt; <text:s/>&lt;/td&gt;</text:p>
      <text:p text:style-name="P1"><text:s text:c="16"/>&lt;/tr&gt;</text:p>
      <text:p text:style-name="P1"><text:s text:c="16"/>&lt;tr&gt;</text:p>
      <text:p text:style-name="P1"><text:s text:c="20"/>&lt;td&gt;About us&lt;/td&gt;</text:p>
      <text:p text:style-name="P1"><text:s text:c="20"/>&lt;td&gt; &lt;/td&gt;</text:p>
      <text:p text:style-name="P1"><text:s text:c="20"/>&lt;td&gt; &lt;/td&gt;</text:p>
      <text:p text:style-name="P1"><text:s text:c="16"/>&lt;/tr&gt;</text:p>
      <text:p text:style-name="P1"><text:s text:c="16"/>&lt;tr&gt;</text:p>
      <text:p text:style-name="P1"><text:s text:c="20"/>&lt;td&gt;Contact us&lt;/td&gt;</text:p>
      <text:p text:style-name="P1"><text:s text:c="20"/>&lt;td&gt; &lt;/td&gt;</text:p>
      <text:p text:style-name="P1"><text:s text:c="20"/>&lt;td&gt; &lt;/td&gt;</text:p>
      <text:p text:style-name="P1"><text:s text:c="16"/>&lt;/tr&gt;</text:p>
      <text:p text:style-name="P1"><text:s text:c="16"/>&lt;tr&gt;</text:p>
      <text:p text:style-name="P1"><text:s text:c="20"/>&lt;td&gt;Efuma organization&lt;/td&gt;</text:p>
      <text:p text:style-name="P1"><text:s text:c="20"/>&lt;td&gt; &lt;/td&gt;</text:p>
      <text:p text:style-name="P1"><text:s text:c="20"/>&lt;td&gt; &lt;/td&gt;</text:p>
      <text:p text:style-name="P1"><text:s text:c="16"/>&lt;/tr&gt;</text:p>
      <text:p text:style-name="P1"><text:s text:c="16"/>&lt;tr&gt;</text:p>
      <text:p text:style-name="P1"><text:s text:c="20"/>&lt;td&gt;RSS&lt;/td&gt;</text:p>
      <text:p text:style-name="P1"><text:s text:c="20"/>&lt;td&gt; &lt;/td&gt;</text:p>
      <text:p text:style-name="P1"><text:s text:c="20"/>&lt;td&gt; &lt;/td&gt;</text:p>
      <text:p text:style-name="P1"><text:s text:c="16"/>&lt;/tr&gt;</text:p>
      <text:p text:style-name="P1"/>
      <text:p text:style-name="P1"><text:s text:c="12"/>&lt;/table&gt;</text:p>
      <text:p text:style-name="P1"><text:s text:c="8"/>&lt;div class="payment-line"&gt;</text:p>
      <text:p text:style-name="P1"><text:s text:c="16"/>&lt;a&gt;Payment Method Accecpted&lt;/a&gt;</text:p>
      <text:p text:style-name="P1"><text:s text:c="12"/>&lt;ul class="payment"&gt;</text:p>
      <text:p text:style-name="P1"/>
      <text:p text:style-name="P1"><text:s text:c="16"/>&lt;li&gt;&lt;img src="imges/master.jpg"&gt;&lt;/li&gt;</text:p>
      <text:p text:style-name="P1"><text:s text:c="16"/>&lt;li&gt;&lt;img src="imges/discover.jpg"&gt;&lt;/li&gt;</text:p>
      <text:p text:style-name="P1"><text:s text:c="16"/>&lt;li&gt;&lt;img src="imges/american.jpg"&gt;&lt;/li&gt;</text:p>
      <text:p text:style-name="P1"><text:s text:c="16"/>&lt;li&gt;&lt;img src="imges/paypal.jpg"&gt;&lt;/li&gt;</text:p>
      <text:p text:style-name="P1"/>
      <text:p text:style-name="P1"><text:s text:c="12"/>&lt;/ul&gt;</text:p>
      <text:p text:style-name="P1"><text:s text:c="8"/>&lt;/div&gt;</text:p>
      <text:p text:style-name="P1"><text:s text:c="4"/>&lt;/div&gt;</text:p>
      <text:p text:style-name="P1"/>
      <text:p text:style-name="P1">&lt;/footer&gt;</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t;!--</text:p>
      <text:p text:style-name="P1">&lt;header class="bedrock"&gt;</text:p>
      <text:p text:style-name="P1"><text:s text:c="4"/>&lt;nav&gt;</text:p>
      <text:p text:style-name="P1"><text:s text:c="16"/>&lt;ul class="number"&gt;</text:p>
      <text:p text:style-name="P1"><text:s text:c="20"/>&lt;li&gt;&lt;img src="phone-icon.png" alt="Phone"&gt;&lt;/li&gt;</text:p>
      <text:p text:style-name="P1"><text:s text:c="20"/>&lt;/li&gt;0045 6013 5070&lt;/li&gt;</text:p>
      <text:p text:style-name="P1"><text:s text:c="16"/>&lt;/ul&gt;</text:p>
      <text:p text:style-name="P1"/>
      <text:p text:style-name="P1"/>
      <text:p text:style-name="P1"><text:s text:c="7"/>&lt;ul class="delivery"&gt;</text:p>
      <text:p text:style-name="P1"/>
      <text:p text:style-name="P1"><text:s text:c="11"/>&lt;li&gt;&lt;a href="#" target="_blank"&gt;Delivery&lt;/a&gt;&lt;/li&gt;</text:p>
      <text:p text:style-name="P1"><text:s text:c="11"/>&lt;li&gt;&lt;a href="#" target="_blank"&gt;About us&lt;/a&gt;&lt;/li&gt;</text:p>
      <text:p text:style-name="P1"><text:s text:c="11"/>&lt;li&gt;&lt;a href="#" target="_blank"&gt;FAQ&lt;/a&gt;&lt;/li&gt;</text:p>
      <text:p text:style-name="P1"><text:s text:c="11"/>&lt;li&gt;&lt;a href="#" target="_blank"&gt;Contact us&lt;/a&gt;&lt;/li&gt;</text:p>
      <text:p text:style-name="P1"><text:s text:c="8"/>&lt;/ul&gt;</text:p>
      <text:p text:style-name="P1"/>
      <text:p text:style-name="P1"><text:s text:c="7"/>&lt;ul class ="login"&gt;</text:p>
      <text:p text:style-name="P1"><text:soft-page-break/><text:s text:c="11"/>&lt;li&gt;&lt;a href="#" target="_blank"&gt;LOG IN | &lt;/a&gt;&lt;/li&gt;</text:p>
      <text:p text:style-name="P1"><text:s text:c="11"/>&lt;li&gt;&lt;a href="#" target="_blank"&gt; CREATE CUSTOMER&lt;/a&gt;&lt;/li&gt;</text:p>
      <text:p text:style-name="P1"><text:s text:c="7"/>&lt;/ul&gt;</text:p>
      <text:p text:style-name="P1"><text:s text:c="3"/>&lt;/nav&gt;</text:p>
      <text:p text:style-name="P1"/>
      <text:p text:style-name="P1">&lt;/header&gt;</text:p>
      <text:p text:style-name="P1">&lt;/body&gt;</text:p>
      <text:p text:style-name="P1">&lt;/html&gt;</text:p>
      <text:p text:style-name="P1"/>
      <text:p text:style-name="P1"/>
      <text:p text:style-name="P1"/>
      <text:p text:style-name="P1"/>
      <text:p text:style-name="P1"/>
      <text:p text:style-name="P1"/>
      <text:p text:style-name="P1"/>
      <text:p text:style-name="P1"/>
      <text:p text:style-name="P1"/>
      <text:p text:style-name="P2">CSS code</text:p>
      <text:p text:style-name="P2"/>
      <text:p text:style-name="P3"><text:span text:style-name="T1">*</text:span>{</text:p>
      <text:p text:style-name="P5"><text:s text:c="4"/><text:span text:style-name="T8">padding</text:span><text:span text:style-name="T4">: </text:span><text:span text:style-name="T7">0</text:span><text:span text:style-name="T4">;</text:span></text:p>
      <text:p text:style-name="P5"><text:s text:c="4"/><text:span text:style-name="T8">margin</text:span><text:span text:style-name="T4">: </text:span><text:span text:style-name="T7">0</text:span><text:span text:style-name="T4">;</text:span></text:p>
      <text:p text:style-name="P5"><text:s text:c="4"/><text:span text:style-name="T8">box-sizing</text:span><text:span text:style-name="T4">: </text:span><text:span text:style-name="T10">border-box</text:span><text:span text:style-name="T4">;</text:span></text:p>
      <text:p text:style-name="P6">}</text:p>
      <text:p text:style-name="P7">li</text:p>
      <text:p text:style-name="P6">{</text:p>
      <text:p text:style-name="P5"><text:s text:c="4"/><text:span text:style-name="T8">list-style-type</text:span><text:span text:style-name="T4">: </text:span><text:span text:style-name="T10">none</text:span><text:span text:style-name="T4">;</text:span></text:p>
      <text:p text:style-name="P6">}</text:p>
      <text:p text:style-name="P6">.<text:span text:style-name="T2">head-links li</text:span>,<text:span text:style-name="T2">a</text:span>{</text:p>
      <text:p text:style-name="P5"><text:s text:c="4"/><text:span text:style-name="T8">font-size</text:span><text:span text:style-name="T4">: </text:span><text:span text:style-name="T7">15</text:span><text:span text:style-name="T10">px</text:span><text:span text:style-name="T4">;</text:span></text:p>
      <text:p text:style-name="P5"><text:s text:c="4"/><text:span text:style-name="T8">color</text:span><text:span text:style-name="T4">: </text:span><text:span text:style-name="T10">white</text:span><text:span text:style-name="T4">;</text:span></text:p>
      <text:p text:style-name="P5"><text:s text:c="4"/><text:span text:style-name="T8">text-decoration</text:span><text:span text:style-name="T4">: </text:span><text:span text:style-name="T10">none</text:span><text:span text:style-name="T4">;</text:span></text:p>
      <text:p text:style-name="P5"><text:s text:c="4"/><text:span text:style-name="T8">font-weight</text:span><text:span text:style-name="T4">: </text:span><text:span text:style-name="T7">500</text:span><text:span text:style-name="T10">px</text:span><text:span text:style-name="T4">;</text:span></text:p>
      <text:p text:style-name="P5"><text:s text:c="4"/><text:span text:style-name="T8">display</text:span><text:span text:style-name="T4">: </text:span><text:span text:style-name="T10">inline-block</text:span><text:span text:style-name="T4">;</text:span></text:p>
      <text:p text:style-name="P5"><text:s text:c="4"/><text:span text:style-name="T8">list-style-type</text:span><text:span text:style-name="T4">: </text:span><text:span text:style-name="T10">none</text:span><text:span text:style-name="T4">;</text:span></text:p>
      <text:p text:style-name="P6">}</text:p>
      <text:p text:style-name="P6">.<text:span text:style-name="T2">head-links</text:span></text:p>
      <text:p text:style-name="P6">{</text:p>
      <text:p text:style-name="P5"><text:s text:c="4"/><text:span text:style-name="T8">display</text:span><text:span text:style-name="T4">: </text:span><text:span text:style-name="T10">flex</text:span><text:span text:style-name="T4">;</text:span></text:p>
      <text:p text:style-name="P5"><text:s text:c="4"/><text:span text:style-name="T8">background</text:span><text:span text:style-name="T4">: </text:span><text:span text:style-name="T3">-webkit-linear-gradient</text:span><text:span text:style-name="T4">(</text:span><text:span text:style-name="T10">left</text:span><text:span text:style-name="T4">, </text:span><text:span text:style-name="T3">rgb</text:span><text:span text:style-name="T4">(</text:span><text:span text:style-name="T7">254</text:span><text:span text:style-name="T4">, </text:span><text:span text:style-name="T7">0</text:span><text:span text:style-name="T4">, </text:span><text:span text:style-name="T7">47</text:span><text:span text:style-name="T4">), </text:span><text:span text:style-name="T3">rgb</text:span><text:span text:style-name="T4">(</text:span><text:span text:style-name="T7">223</text:span><text:span text:style-name="T4">, </text:span><text:span text:style-name="T7">0</text:span><text:span text:style-name="T4">, </text:span><text:span text:style-name="T7">66</text:span><text:span text:style-name="T4">), </text:span><text:span text:style-name="T3">rgb</text:span><text:span text:style-name="T4">(</text:span><text:span text:style-name="T7">213</text:span><text:span text:style-name="T4">, </text:span><text:span text:style-name="T7">0</text:span><text:span text:style-name="T4">, </text:span><text:span text:style-name="T7">72</text:span><text:span text:style-name="T4">));</text:span></text:p>
      <text:p text:style-name="P5"><text:s text:c="4"/><text:span text:style-name="T8">justify-content</text:span><text:span text:style-name="T4">: </text:span><text:span text:style-name="T10">space-between</text:span><text:span text:style-name="T4">;</text:span></text:p>
      <text:p text:style-name="P5"><text:s text:c="4"/><text:span text:style-name="T8">align-items</text:span><text:span text:style-name="T4">: </text:span><text:span text:style-name="T10">center</text:span><text:span text:style-name="T4">;</text:span></text:p>
      <text:p text:style-name="P5"><text:s text:c="4"/><text:span text:style-name="T8">padding</text:span><text:span text:style-name="T4">: </text:span><text:span text:style-name="T7">2</text:span><text:span text:style-name="T10">px </text:span><text:span text:style-name="T7">10</text:span><text:span text:style-name="T4">%;</text:span></text:p>
      <text:p text:style-name="P6">}</text:p>
      <text:p text:style-name="P9">/*red header ends here*/</text:p>
      <text:p text:style-name="P6">.<text:span text:style-name="T2">middle-header li</text:span>{</text:p>
      <text:p text:style-name="P5"><text:s text:c="4"/><text:span text:style-name="T8">font-size</text:span><text:span text:style-name="T4">: </text:span><text:span text:style-name="T7">15</text:span><text:span text:style-name="T10">px</text:span><text:span text:style-name="T4">;</text:span></text:p>
      <text:p text:style-name="P5"><text:s text:c="4"/><text:span text:style-name="T8">color</text:span><text:span text:style-name="T4">: </text:span><text:span text:style-name="T10">white</text:span><text:span text:style-name="T4">;</text:span></text:p>
      <text:p text:style-name="P5"><text:s text:c="4"/><text:span text:style-name="T8">text-decoration</text:span><text:span text:style-name="T4">: </text:span><text:span text:style-name="T10">none</text:span><text:span text:style-name="T4">;</text:span></text:p>
      <text:p text:style-name="P5"><text:s text:c="4"/><text:span text:style-name="T8">font-weight</text:span><text:span text:style-name="T4">: </text:span><text:span text:style-name="T7">500</text:span><text:span text:style-name="T10">px</text:span><text:span text:style-name="T4">;</text:span></text:p>
      <text:p text:style-name="P6">}</text:p>
      <text:p text:style-name="P6">.<text:span text:style-name="T2">middle-header</text:span></text:p>
      <text:p text:style-name="P6">{</text:p>
      <text:p text:style-name="P5"><text:s text:c="4"/><text:span text:style-name="T8">display</text:span><text:span text:style-name="T4">: </text:span><text:span text:style-name="T10">flex</text:span><text:span text:style-name="T4">;</text:span></text:p>
      <text:p text:style-name="P5"><text:s text:c="4"/><text:span text:style-name="T8">justify-content</text:span><text:span text:style-name="T4">: </text:span><text:span text:style-name="T10">space-between</text:span><text:span text:style-name="T4">;</text:span></text:p>
      <text:p text:style-name="P5"><text:soft-page-break/><text:s text:c="4"/><text:span text:style-name="T8">align-items</text:span><text:span text:style-name="T4">: </text:span><text:span text:style-name="T10">center</text:span><text:span text:style-name="T4">;</text:span></text:p>
      <text:p text:style-name="P5"><text:s text:c="4"/><text:span text:style-name="T8">padding</text:span><text:span text:style-name="T4">: </text:span><text:span text:style-name="T7">15</text:span><text:span text:style-name="T10">px </text:span><text:span text:style-name="T7">10</text:span><text:span text:style-name="T4">%;</text:span></text:p>
      <text:p text:style-name="P6">}</text:p>
      <text:p text:style-name="P6">.<text:span text:style-name="T2">tpd a</text:span></text:p>
      <text:p text:style-name="P6">{</text:p>
      <text:p text:style-name="P5"><text:s text:c="4"/><text:span text:style-name="T8">background</text:span><text:span text:style-name="T4">: </text:span><text:span text:style-name="T3">-webkit-linear-gradient</text:span><text:span text:style-name="T4">(</text:span><text:span text:style-name="T10">left</text:span><text:span text:style-name="T4">, </text:span><text:span text:style-name="T3">#EFDD21</text:span><text:span text:style-name="T4">, </text:span><text:span text:style-name="T3">#FEC521</text:span><text:span text:style-name="T4">);</text:span></text:p>
      <text:p text:style-name="P5"><text:s text:c="4"/><text:span text:style-name="T8">color</text:span><text:span text:style-name="T4">: </text:span><text:span text:style-name="T3">#464646</text:span><text:span text:style-name="T4">;</text:span></text:p>
      <text:p text:style-name="P5"><text:s text:c="4"/><text:span text:style-name="T8">font-weight</text:span><text:span text:style-name="T4">: </text:span><text:span text:style-name="T10">normal</text:span><text:span text:style-name="T4">;</text:span></text:p>
      <text:p text:style-name="P5"><text:s text:c="4"/><text:span text:style-name="T8">float</text:span><text:span text:style-name="T4">: </text:span><text:span text:style-name="T10">left</text:span><text:span text:style-name="T4">;</text:span></text:p>
      <text:p text:style-name="P5"><text:s text:c="4"/><text:span text:style-name="T8">font-size</text:span><text:span text:style-name="T4">: </text:span><text:span text:style-name="T7">12</text:span><text:span text:style-name="T10">px</text:span><text:span text:style-name="T4">;</text:span></text:p>
      <text:p text:style-name="P5"><text:s text:c="4"/><text:span text:style-name="T8">padding-left</text:span><text:span text:style-name="T4">:</text:span><text:span text:style-name="T7">7</text:span><text:span text:style-name="T10">px </text:span><text:span text:style-name="T4">;</text:span></text:p>
      <text:p text:style-name="P5"><text:s text:c="4"/><text:span text:style-name="T8">padding-right</text:span><text:span text:style-name="T4">:</text:span><text:span text:style-name="T7">7</text:span><text:span text:style-name="T10">px </text:span><text:span text:style-name="T4">;</text:span></text:p>
      <text:p text:style-name="P5"><text:s text:c="4"/><text:span text:style-name="T8">padding-bottom</text:span><text:span text:style-name="T4">: </text:span><text:span text:style-name="T7">5</text:span><text:span text:style-name="T10">px</text:span><text:span text:style-name="T4">;</text:span></text:p>
      <text:p text:style-name="P5"><text:s text:c="4"/><text:span text:style-name="T8">padding-top</text:span><text:span text:style-name="T4">: </text:span><text:span text:style-name="T7">7</text:span><text:span text:style-name="T10">px</text:span><text:span text:style-name="T4">;</text:span></text:p>
      <text:p text:style-name="P6">}</text:p>
      <text:p text:style-name="P6">.<text:span text:style-name="T2">tpd input</text:span></text:p>
      <text:p text:style-name="P6">{</text:p>
      <text:p text:style-name="P5"><text:s text:c="4"/><text:span text:style-name="T8">font-size</text:span><text:span text:style-name="T4">: </text:span><text:span text:style-name="T7">18</text:span><text:span text:style-name="T10">px</text:span><text:span text:style-name="T4">;</text:span></text:p>
      <text:p text:style-name="P5"><text:s text:c="4"/><text:span text:style-name="T8">margin-top</text:span><text:span text:style-name="T4">: </text:span><text:span text:style-name="T7">10</text:span><text:span text:style-name="T10">px</text:span><text:span text:style-name="T4">;</text:span></text:p>
      <text:p text:style-name="P5"><text:s text:c="4"/><text:span text:style-name="T8">background-color</text:span><text:span text:style-name="T4">: </text:span><text:span text:style-name="T10">lightgray</text:span><text:span text:style-name="T4">;</text:span></text:p>
      <text:p text:style-name="P5"><text:s text:c="4"/><text:span text:style-name="T8">border</text:span><text:span text:style-name="T4">: </text:span><text:span text:style-name="T10">none</text:span><text:span text:style-name="T4">;</text:span></text:p>
      <text:p text:style-name="P5"><text:s text:c="4"/><text:span text:style-name="T8">padding </text:span><text:span text:style-name="T4">: </text:span><text:span text:style-name="T7">12</text:span><text:span text:style-name="T10">px </text:span><text:span text:style-name="T7">236</text:span><text:span text:style-name="T10">px </text:span><text:span text:style-name="T7">4</text:span><text:span text:style-name="T10">px </text:span><text:span text:style-name="T7">10</text:span><text:span text:style-name="T10">px</text:span><text:span text:style-name="T4">;</text:span></text:p>
      <text:p text:style-name="P5"><text:s text:c="4"/><text:span text:style-name="T8">outline</text:span><text:span text:style-name="T4">: </text:span><text:span text:style-name="T10">none</text:span><text:span text:style-name="T4">;</text:span></text:p>
      <text:p text:style-name="P5"><text:s text:c="4"/><text:span text:style-name="T8">color</text:span><text:span text:style-name="T4">: </text:span><text:span text:style-name="T10">black</text:span><text:span text:style-name="T4">;</text:span></text:p>
      <text:p text:style-name="P5"><text:s text:c="4"/><text:span text:style-name="T8">cursor</text:span><text:span text:style-name="T4">: </text:span><text:span text:style-name="T10">pointer</text:span><text:span text:style-name="T4">;</text:span></text:p>
      <text:p text:style-name="P6">}</text:p>
      <text:p text:style-name="P6">.<text:span text:style-name="T2">tpd button</text:span></text:p>
      <text:p text:style-name="P6">{</text:p>
      <text:p text:style-name="P5"><text:s text:c="4"/><text:span text:style-name="T8">background-color</text:span><text:span text:style-name="T4">: </text:span><text:span text:style-name="T10">red</text:span><text:span text:style-name="T4">;</text:span></text:p>
      <text:p text:style-name="P5"><text:s text:c="4"/><text:span text:style-name="T8">background-image</text:span><text:span text:style-name="T4">: </text:span><text:span text:style-name="T3">url</text:span><text:span text:style-name="T4">(</text:span><text:span text:style-name="T10">"search-icon.png"</text:span><text:span text:style-name="T4">);</text:span></text:p>
      <text:p text:style-name="P5"><text:s text:c="4"/><text:span text:style-name="T8">background-repeat</text:span><text:span text:style-name="T4">: </text:span><text:span text:style-name="T10">no-repeat</text:span><text:span text:style-name="T4">;</text:span></text:p>
      <text:p text:style-name="P5"><text:s text:c="4"/><text:span text:style-name="T8">border</text:span><text:span text:style-name="T4">: </text:span><text:span text:style-name="T10">none</text:span><text:span text:style-name="T4">;</text:span></text:p>
      <text:p text:style-name="P5"><text:s text:c="4"/><text:span text:style-name="T8">outline</text:span><text:span text:style-name="T4">: </text:span><text:span text:style-name="T10">none</text:span><text:span text:style-name="T4">;</text:span></text:p>
      <text:p text:style-name="P5"><text:s text:c="4"/><text:span text:style-name="T8">cursor</text:span><text:span text:style-name="T4">: </text:span><text:span text:style-name="T10">pointer</text:span><text:span text:style-name="T4">;</text:span></text:p>
      <text:p text:style-name="P5"><text:s text:c="4"/><text:span text:style-name="T8">padding </text:span><text:span text:style-name="T4">: </text:span><text:span text:style-name="T7">7</text:span><text:span text:style-name="T10">px </text:span><text:span text:style-name="T7">8</text:span><text:span text:style-name="T10">px </text:span><text:span text:style-name="T7">5</text:span><text:span text:style-name="T10">px </text:span><text:span text:style-name="T7">9</text:span><text:span text:style-name="T10">px</text:span><text:span text:style-name="T4">;</text:span></text:p>
      <text:p text:style-name="P5"><text:s text:c="4"/><text:span text:style-name="T8">background-position</text:span><text:span text:style-name="T4">: </text:span><text:span text:style-name="T10">center</text:span><text:span text:style-name="T4">;</text:span></text:p>
      <text:p text:style-name="P5"><text:s text:c="4"/><text:span text:style-name="T8">color</text:span><text:span text:style-name="T4">: </text:span><text:span text:style-name="T3">#FFFFFF</text:span><text:span text:style-name="T4">;</text:span></text:p>
      <text:p text:style-name="P6">}</text:p>
      <text:p text:style-name="P6">.<text:span text:style-name="T2">tpd2 label</text:span></text:p>
      <text:p text:style-name="P6">{</text:p>
      <text:p text:style-name="P5"><text:s text:c="4"/><text:span text:style-name="T8">font-family</text:span><text:span text:style-name="T4">: </text:span><text:span text:style-name="T10">'Roboto'</text:span><text:span text:style-name="T4">, </text:span><text:span text:style-name="T10">sans-serif</text:span><text:span text:style-name="T4">;</text:span></text:p>
      <text:p text:style-name="P5"><text:s text:c="4"/><text:span text:style-name="T8">font-size</text:span><text:span text:style-name="T4">: </text:span><text:span text:style-name="T7">10.2</text:span><text:span text:style-name="T10">px</text:span><text:span text:style-name="T4">;</text:span></text:p>
      <text:p text:style-name="P5"><text:s text:c="4"/><text:span text:style-name="T8">color</text:span><text:span text:style-name="T4">: </text:span><text:span text:style-name="T3">#ababab</text:span><text:span text:style-name="T4">; ;</text:span></text:p>
      <text:p text:style-name="P6">}</text:p>
      <text:p text:style-name="P6">.<text:span text:style-name="T2">tpd2 select</text:span></text:p>
      <text:p text:style-name="P6">{</text:p>
      <text:p text:style-name="P5"><text:s text:c="4"/><text:span text:style-name="T8">padding-right</text:span><text:span text:style-name="T4">: </text:span><text:span text:style-name="T7">71</text:span><text:span text:style-name="T10">px</text:span><text:span text:style-name="T4">;</text:span></text:p>
      <text:p text:style-name="P5"><text:s text:c="4"/><text:span text:style-name="T8">color</text:span><text:span text:style-name="T4">: </text:span><text:span text:style-name="T3">#a2a2a2</text:span><text:span text:style-name="T4">;</text:span></text:p>
      <text:p text:style-name="P5"><text:s text:c="4"/><text:span text:style-name="T8">overflow</text:span><text:span text:style-name="T4">: </text:span><text:span text:style-name="T10">hidden</text:span><text:span text:style-name="T4">;</text:span></text:p>
      <text:p text:style-name="P5"><text:s text:c="4"/><text:span text:style-name="T8">font-family</text:span><text:span text:style-name="T4">: </text:span><text:span text:style-name="T10">'Roboto'</text:span><text:span text:style-name="T4">, </text:span><text:span text:style-name="T10">sans-serif</text:span><text:span text:style-name="T4">;</text:span></text:p>
      <text:p text:style-name="P5"><text:s text:c="4"/><text:span text:style-name="T8">font-size</text:span><text:span text:style-name="T4">: </text:span><text:span text:style-name="T7">12</text:span><text:span text:style-name="T10">px</text:span><text:span text:style-name="T4">;</text:span></text:p>
      <text:p text:style-name="P6">}</text:p>
      <text:p text:style-name="P9">/*middle-header <text:s/>ends here*/</text:p>
      <text:p text:style-name="P6">.<text:span text:style-name="T2">head-links2</text:span></text:p>
      <text:p text:style-name="P6">{</text:p>
      <text:p text:style-name="P5"><text:s text:c="4"/><text:span text:style-name="T8">display</text:span><text:span text:style-name="T4">: </text:span><text:span text:style-name="T10">flex</text:span><text:span text:style-name="T4">;</text:span></text:p>
      <text:p text:style-name="P5"><text:s text:c="4"/><text:span text:style-name="T8">justify-content</text:span><text:span text:style-name="T4">: </text:span><text:span text:style-name="T10">space-between</text:span><text:span text:style-name="T4">;</text:span></text:p>
      <text:p text:style-name="P5"><text:s text:c="4"/><text:span text:style-name="T8">align-items</text:span><text:span text:style-name="T4">: </text:span><text:span text:style-name="T10">center</text:span><text:span text:style-name="T4">;</text:span></text:p>
      <text:p text:style-name="P5"><text:s text:c="4"/><text:span text:style-name="T8">padding</text:span><text:span text:style-name="T4">: </text:span><text:span text:style-name="T7">15</text:span><text:span text:style-name="T10">px </text:span><text:span text:style-name="T7">10</text:span><text:span text:style-name="T4">%;</text:span></text:p>
      <text:p text:style-name="P5"><text:s text:c="4"/><text:span text:style-name="T8">background-color</text:span><text:span text:style-name="T4">: </text:span><text:span text:style-name="T3">#464646</text:span><text:span text:style-name="T4">;</text:span></text:p>
      <text:p text:style-name="P6">}</text:p>
      <text:p text:style-name="P6"><text:soft-page-break/>.<text:span text:style-name="T2">head-links2 ul</text:span></text:p>
      <text:p text:style-name="P6">{</text:p>
      <text:p text:style-name="P5"><text:s text:c="4"/><text:span text:style-name="T8">display</text:span><text:span text:style-name="T4">: </text:span><text:span text:style-name="T10">inline-flex</text:span><text:span text:style-name="T4">;</text:span></text:p>
      <text:p text:style-name="P5"><text:s text:c="4"/><text:span text:style-name="T8">list-style-type</text:span><text:span text:style-name="T4">: </text:span><text:span text:style-name="T10">none</text:span><text:span text:style-name="T4">;</text:span></text:p>
      <text:p text:style-name="P6">}</text:p>
      <text:p text:style-name="P6">.<text:span text:style-name="T2">head-links2 a</text:span></text:p>
      <text:p text:style-name="P6">{</text:p>
      <text:p text:style-name="P5"><text:s text:c="4"/><text:span text:style-name="T8">display</text:span><text:span text:style-name="T4">: </text:span><text:span text:style-name="T10">inline-flex</text:span><text:span text:style-name="T4">;</text:span></text:p>
      <text:p text:style-name="P5"><text:s text:c="4"/><text:span text:style-name="T8">list-style-type</text:span><text:span text:style-name="T4">: </text:span><text:span text:style-name="T10">none</text:span><text:span text:style-name="T4">;</text:span></text:p>
      <text:p text:style-name="P5"><text:s text:c="4"/><text:span text:style-name="T8">background-color</text:span><text:span text:style-name="T4">: </text:span><text:span text:style-name="T3">#464646</text:span><text:span text:style-name="T4">;</text:span></text:p>
      <text:p text:style-name="P5"><text:s text:c="4"/><text:span text:style-name="T8">padding</text:span><text:span text:style-name="T4">: </text:span><text:span text:style-name="T7">10</text:span><text:span text:style-name="T10">px</text:span><text:span text:style-name="T4">;</text:span></text:p>
      <text:p text:style-name="P6">}</text:p>
      <text:p text:style-name="P6">.<text:span text:style-name="T2">head-links2 a</text:span>:<text:span text:style-name="T2">hover</text:span></text:p>
      <text:p text:style-name="P6">{</text:p>
      <text:p text:style-name="P5"><text:s text:c="4"/><text:span text:style-name="T8">background-color</text:span><text:span text:style-name="T4">:</text:span><text:span text:style-name="T10">gray</text:span><text:span text:style-name="T4">;</text:span></text:p>
      <text:p text:style-name="P6">}</text:p>
      <text:p text:style-name="P9">/*head links2 ends here*/</text:p>
      <text:p text:style-name="P6">.<text:span text:style-name="T2">navcontainer</text:span></text:p>
      <text:p text:style-name="P6">{</text:p>
      <text:p text:style-name="P5"><text:s text:c="4"/><text:span text:style-name="T8">display</text:span><text:span text:style-name="T4">: </text:span><text:span text:style-name="T10">flex</text:span><text:span text:style-name="T4">;</text:span></text:p>
      <text:p text:style-name="P5"><text:s text:c="4"/><text:span text:style-name="T8">background</text:span><text:span text:style-name="T4">: </text:span><text:span text:style-name="T3">-webkit-linear-gradient</text:span><text:span text:style-name="T4">(</text:span><text:span text:style-name="T10">left</text:span><text:span text:style-name="T4">, </text:span><text:span text:style-name="T3">rgb</text:span><text:span text:style-name="T4">(</text:span><text:span text:style-name="T7">254</text:span><text:span text:style-name="T4">, </text:span><text:span text:style-name="T7">0</text:span><text:span text:style-name="T4">, </text:span><text:span text:style-name="T7">47</text:span><text:span text:style-name="T4">), </text:span><text:span text:style-name="T3">rgb</text:span><text:span text:style-name="T4">(</text:span><text:span text:style-name="T7">223</text:span><text:span text:style-name="T4">, </text:span><text:span text:style-name="T7">0</text:span><text:span text:style-name="T4">, </text:span><text:span text:style-name="T7">66</text:span><text:span text:style-name="T4">), </text:span><text:span text:style-name="T3">rgb</text:span><text:span text:style-name="T4">(</text:span><text:span text:style-name="T7">213</text:span><text:span text:style-name="T4">, </text:span><text:span text:style-name="T7">0</text:span><text:span text:style-name="T4">, </text:span><text:span text:style-name="T7">72</text:span><text:span text:style-name="T4">));</text:span></text:p>
      <text:p text:style-name="P5"><text:s text:c="4"/><text:span text:style-name="T8">justify-content</text:span><text:span text:style-name="T4">: </text:span><text:span text:style-name="T10">space-between</text:span><text:span text:style-name="T4">;</text:span></text:p>
      <text:p text:style-name="P5"><text:s text:c="4"/><text:span text:style-name="T8">align-items</text:span><text:span text:style-name="T4">: </text:span><text:span text:style-name="T10">center</text:span><text:span text:style-name="T4">;</text:span></text:p>
      <text:p text:style-name="P5"><text:s text:c="4"/><text:span text:style-name="T8">padding</text:span><text:span text:style-name="T4">:</text:span><text:span text:style-name="T7">12</text:span><text:span text:style-name="T10">px </text:span><text:span text:style-name="T7">10</text:span><text:span text:style-name="T4">%;</text:span></text:p>
      <text:p text:style-name="P6">}</text:p>
      <text:p text:style-name="P6">.<text:span text:style-name="T2">day-to-day </text:span>{</text:p>
      <text:p text:style-name="P5"><text:s text:c="4"/><text:span text:style-name="T8">padding-left</text:span><text:span text:style-name="T4">: </text:span><text:span text:style-name="T7">41</text:span><text:span text:style-name="T10">px</text:span><text:span text:style-name="T4">;</text:span></text:p>
      <text:p text:style-name="P5"><text:s text:c="4"/><text:span text:style-name="T8">padding-right</text:span><text:span text:style-name="T4">: </text:span><text:span text:style-name="T7">69</text:span><text:span text:style-name="T10">px</text:span><text:span text:style-name="T4">;</text:span></text:p>
      <text:p text:style-name="P5"><text:s text:c="4"/><text:span text:style-name="T8">border-left</text:span><text:span text:style-name="T4">: </text:span><text:span text:style-name="T7">1</text:span><text:span text:style-name="T10">px solid </text:span><text:span text:style-name="T3">#fff</text:span><text:span text:style-name="T4">;</text:span></text:p>
      <text:p text:style-name="P5"><text:s text:c="4"/><text:span text:style-name="T8">border-right</text:span><text:span text:style-name="T4">: </text:span><text:span text:style-name="T7">1</text:span><text:span text:style-name="T10">px solid </text:span><text:span text:style-name="T3">#fff</text:span><text:span text:style-name="T4">;</text:span></text:p>
      <text:p text:style-name="P6">}</text:p>
      <text:p text:style-name="P6">.<text:span text:style-name="T2">navcontainer span</text:span></text:p>
      <text:p text:style-name="P6">{</text:p>
      <text:p text:style-name="P5"><text:s text:c="4"/><text:span text:style-name="T8">padding-left</text:span><text:span text:style-name="T4">: </text:span><text:span text:style-name="T7">42</text:span><text:span text:style-name="T10">px</text:span><text:span text:style-name="T4">;</text:span></text:p>
      <text:p text:style-name="P6">}</text:p>
      <text:p text:style-name="P6">.<text:span text:style-name="T2">personal-guidance </text:span>{</text:p>
      <text:p text:style-name="P5"><text:s text:c="4"/><text:span text:style-name="T8">padding-right</text:span><text:span text:style-name="T4">: </text:span><text:span text:style-name="T7">65</text:span><text:span text:style-name="T10">px</text:span><text:span text:style-name="T4">;</text:span></text:p>
      <text:p text:style-name="P5"><text:s text:c="4"/><text:span text:style-name="T8">border-right</text:span><text:span text:style-name="T4">: </text:span><text:span text:style-name="T7">1</text:span><text:span text:style-name="T10">px solid </text:span><text:span text:style-name="T3">#fff</text:span><text:span text:style-name="T4">;</text:span></text:p>
      <text:p text:style-name="P6">}</text:p>
      <text:p text:style-name="P6">.<text:span text:style-name="T2">tpd2 </text:span>{</text:p>
      <text:p text:style-name="P5"><text:s text:c="4"/><text:span text:style-name="T8">border-right</text:span><text:span text:style-name="T4">: </text:span><text:span text:style-name="T7">1</text:span><text:span text:style-name="T10">px solid </text:span><text:span text:style-name="T3">#fff</text:span><text:span text:style-name="T4">;</text:span></text:p>
      <text:p text:style-name="P5"><text:s text:c="4"/><text:span text:style-name="T8">font-family</text:span><text:span text:style-name="T4">: </text:span><text:span text:style-name="T10">'Roboto'</text:span><text:span text:style-name="T4">, </text:span><text:span text:style-name="T10">sans-serif</text:span><text:span text:style-name="T4">;</text:span></text:p>
      <text:p text:style-name="P5"><text:s text:c="4"/><text:span text:style-name="T8">font-size</text:span><text:span text:style-name="T4">: </text:span><text:span text:style-name="T7">14</text:span><text:span text:style-name="T10">px</text:span><text:span text:style-name="T4">;</text:span></text:p>
      <text:p text:style-name="P5"><text:s text:c="4"/><text:span text:style-name="T8">padding-right</text:span><text:span text:style-name="T4">: </text:span><text:span text:style-name="T7">60</text:span><text:span text:style-name="T10">px</text:span><text:span text:style-name="T4">;</text:span></text:p>
      <text:p text:style-name="P6">}</text:p>
      <text:p text:style-name="P6">.<text:span text:style-name="T2">day-to-day img</text:span></text:p>
      <text:p text:style-name="P6">{</text:p>
      <text:p text:style-name="P5"><text:s text:c="4"/><text:span text:style-name="T8">display</text:span><text:span text:style-name="T4">: </text:span><text:span text:style-name="T10">inline-flex</text:span><text:span text:style-name="T4">;</text:span></text:p>
      <text:p text:style-name="P6">}</text:p>
      <text:p text:style-name="P6">.<text:span text:style-name="T2">banner img</text:span></text:p>
      <text:p text:style-name="P6">{</text:p>
      <text:p text:style-name="P5"><text:s text:c="4"/><text:span text:style-name="T8">width</text:span><text:span text:style-name="T4">: </text:span><text:span text:style-name="T7">100</text:span><text:span text:style-name="T4">%;</text:span></text:p>
      <text:p text:style-name="P5"><text:s text:c="4"/><text:span text:style-name="T8">height</text:span><text:span text:style-name="T4">: </text:span><text:span text:style-name="T10">auto</text:span><text:span text:style-name="T4">;</text:span></text:p>
      <text:p text:style-name="P5"><text:s text:c="4"/><text:span text:style-name="T8">position</text:span><text:span text:style-name="T4">: </text:span><text:span text:style-name="T10">relative</text:span><text:span text:style-name="T4">;</text:span></text:p>
      <text:p text:style-name="P6">}</text:p>
      <text:p text:style-name="P6">.<text:span text:style-name="T2">button1</text:span></text:p>
      <text:p text:style-name="P6">{</text:p>
      <text:p text:style-name="P5"><text:s text:c="4"/><text:span text:style-name="T8">background</text:span><text:span text:style-name="T4">: </text:span><text:span text:style-name="T3">-webkit-linear-gradient</text:span><text:span text:style-name="T4">(</text:span><text:span text:style-name="T10">left</text:span><text:span text:style-name="T4">, </text:span><text:span text:style-name="T3">rgb</text:span><text:span text:style-name="T4">(</text:span><text:span text:style-name="T7">254</text:span><text:span text:style-name="T4">, </text:span><text:span text:style-name="T7">0</text:span><text:span text:style-name="T4">, </text:span><text:span text:style-name="T7">47</text:span><text:span text:style-name="T4">), </text:span><text:span text:style-name="T3">rgb</text:span><text:span text:style-name="T4">(</text:span><text:span text:style-name="T7">223</text:span><text:span text:style-name="T4">, </text:span><text:span text:style-name="T7">0</text:span><text:span text:style-name="T4">, </text:span><text:span text:style-name="T7">66</text:span><text:span text:style-name="T4">), </text:span><text:span text:style-name="T3">rgb</text:span><text:span text:style-name="T4">(</text:span><text:span text:style-name="T7">213</text:span><text:span text:style-name="T4">, </text:span><text:span text:style-name="T7">0</text:span><text:span text:style-name="T4">, </text:span><text:span text:style-name="T7">72</text:span><text:span text:style-name="T4">));</text:span></text:p>
      <text:p text:style-name="P5"><text:s text:c="4"/><text:span text:style-name="T8">border</text:span><text:span text:style-name="T4">: </text:span><text:span text:style-name="T10">none</text:span><text:span text:style-name="T4">;</text:span></text:p>
      <text:p text:style-name="P5"><text:s text:c="4"/><text:span text:style-name="T8">font-size</text:span><text:span text:style-name="T4">: </text:span><text:span text:style-name="T7">16</text:span><text:span text:style-name="T10">px</text:span><text:span text:style-name="T4">;</text:span></text:p>
      <text:p text:style-name="P5"><text:s text:c="4"/><text:span text:style-name="T8">font-family</text:span><text:span text:style-name="T4">: </text:span><text:span text:style-name="T10">'Roboto'</text:span><text:span text:style-name="T4">, </text:span><text:span text:style-name="T10">sans-serif</text:span><text:span text:style-name="T4">;</text:span></text:p>
      <text:p text:style-name="P5"><text:soft-page-break/><text:s text:c="4"/><text:span text:style-name="T8">padding</text:span><text:span text:style-name="T4">: </text:span><text:span text:style-name="T7">12</text:span><text:span text:style-name="T10">px</text:span><text:span text:style-name="T4">;</text:span></text:p>
      <text:p text:style-name="P5"><text:s text:c="4"/><text:span text:style-name="T8">position</text:span><text:span text:style-name="T4">: </text:span><text:span text:style-name="T10">absolute</text:span><text:span text:style-name="T4">;</text:span></text:p>
      <text:p text:style-name="P5"><text:s text:c="4"/><text:span text:style-name="T8">top</text:span><text:span text:style-name="T4">: </text:span><text:span text:style-name="T7">588</text:span><text:span text:style-name="T10">px</text:span><text:span text:style-name="T4">;</text:span></text:p>
      <text:p text:style-name="P5"><text:s text:c="4"/><text:span text:style-name="T8">left</text:span><text:span text:style-name="T4">: </text:span><text:span text:style-name="T7">891</text:span><text:span text:style-name="T10">px</text:span><text:span text:style-name="T4">;</text:span></text:p>
      <text:p text:style-name="P5"><text:s text:c="4"/><text:span text:style-name="T8">font-weight</text:span><text:span text:style-name="T4">: </text:span><text:span text:style-name="T10">bold</text:span><text:span text:style-name="T4">;</text:span></text:p>
      <text:p text:style-name="P5"><text:s text:c="4"/><text:span text:style-name="T8">color</text:span><text:span text:style-name="T4">: </text:span><text:span text:style-name="T3">#FFFFFF</text:span><text:span text:style-name="T4">;</text:span></text:p>
      <text:p text:style-name="P5"><text:s text:c="4"/><text:span text:style-name="T8">text-decoration</text:span><text:span text:style-name="T4">: </text:span><text:span text:style-name="T10">none</text:span><text:span text:style-name="T4">;</text:span></text:p>
      <text:p text:style-name="P6">}</text:p>
      <text:p text:style-name="P6">.<text:span text:style-name="T2">button2 </text:span>{</text:p>
      <text:p text:style-name="P5"><text:s text:c="4"/><text:span text:style-name="T8">border</text:span><text:span text:style-name="T4">: </text:span><text:span text:style-name="T10">none</text:span><text:span text:style-name="T4">;</text:span></text:p>
      <text:p text:style-name="P5"><text:s text:c="4"/><text:span text:style-name="T8">padding</text:span><text:span text:style-name="T4">: </text:span><text:span text:style-name="T7">12</text:span><text:span text:style-name="T10">px</text:span><text:span text:style-name="T4">;</text:span></text:p>
      <text:p text:style-name="P5"><text:s text:c="4"/><text:span text:style-name="T8">max-width</text:span><text:span text:style-name="T4">: </text:span><text:span text:style-name="T7">100</text:span><text:span text:style-name="T4">%;</text:span></text:p>
      <text:p text:style-name="P5"><text:s text:c="4"/><text:span text:style-name="T8">background-color</text:span><text:span text:style-name="T4">: </text:span><text:span text:style-name="T3">#FFFFFF</text:span><text:span text:style-name="T4">;</text:span></text:p>
      <text:p text:style-name="P5"><text:s text:c="4"/><text:span text:style-name="T8">position</text:span><text:span text:style-name="T4">: </text:span><text:span text:style-name="T10">absolute</text:span><text:span text:style-name="T4">;</text:span></text:p>
      <text:p text:style-name="P5"><text:s text:c="4"/><text:span text:style-name="T8">top</text:span><text:span text:style-name="T4">: </text:span><text:span text:style-name="T7">588</text:span><text:span text:style-name="T10">px</text:span><text:span text:style-name="T4">;</text:span></text:p>
      <text:p text:style-name="P5"><text:s text:c="4"/><text:span text:style-name="T8">left</text:span><text:span text:style-name="T4">: </text:span><text:span text:style-name="T7">687</text:span><text:span text:style-name="T10">px</text:span><text:span text:style-name="T4">;</text:span></text:p>
      <text:p text:style-name="P5"><text:s text:c="4"/><text:span text:style-name="T8">font-size</text:span><text:span text:style-name="T4">: </text:span><text:span text:style-name="T7">16</text:span><text:span text:style-name="T10">px</text:span><text:span text:style-name="T4">;</text:span></text:p>
      <text:p text:style-name="P5"><text:s text:c="4"/><text:span text:style-name="T8">font-family</text:span><text:span text:style-name="T4">: </text:span><text:span text:style-name="T10">'Roboto'</text:span><text:span text:style-name="T4">, </text:span><text:span text:style-name="T10">sans-serif</text:span><text:span text:style-name="T4">;</text:span></text:p>
      <text:p text:style-name="P5"><text:s text:c="4"/><text:span text:style-name="T8">color</text:span><text:span text:style-name="T4">: </text:span><text:span text:style-name="T3">#464646</text:span><text:span text:style-name="T4">;</text:span></text:p>
      <text:p text:style-name="P5"><text:s text:c="4"/><text:span text:style-name="T8">text-decoration</text:span><text:span text:style-name="T4">: </text:span><text:span text:style-name="T10">none</text:span><text:span text:style-name="T4">;</text:span></text:p>
      <text:p text:style-name="P6">}</text:p>
      <text:p text:style-name="P6">.<text:span text:style-name="T2">four-images</text:span></text:p>
      <text:p text:style-name="P6">{</text:p>
      <text:p text:style-name="P5"><text:s text:c="4"/><text:span text:style-name="T8">display</text:span><text:span text:style-name="T4">: </text:span><text:span text:style-name="T10">flex</text:span><text:span text:style-name="T4">;</text:span></text:p>
      <text:p text:style-name="P5"><text:s text:c="4"/><text:span text:style-name="T8">align-content</text:span><text:span text:style-name="T4">: </text:span><text:span text:style-name="T10">center</text:span><text:span text:style-name="T4">;</text:span></text:p>
      <text:p text:style-name="P5"><text:s text:c="4"/><text:span text:style-name="T8">justify-content</text:span><text:span text:style-name="T4">: </text:span><text:span text:style-name="T10">center</text:span><text:span text:style-name="T4">;</text:span></text:p>
      <text:p text:style-name="P5"><text:s text:c="4"/><text:span text:style-name="T8">height</text:span><text:span text:style-name="T4">: </text:span><text:span text:style-name="T10">auto</text:span><text:span text:style-name="T4">;</text:span></text:p>
      <text:p text:style-name="P5"><text:s text:c="4"/><text:span text:style-name="T8">width</text:span><text:span text:style-name="T4">: </text:span><text:span text:style-name="T7">100</text:span><text:span text:style-name="T4">%;</text:span></text:p>
      <text:p text:style-name="P5"><text:s text:c="4"/><text:span text:style-name="T8">flex-wrap</text:span><text:span text:style-name="T4">: </text:span><text:span text:style-name="T10">wrap</text:span><text:span text:style-name="T4">;</text:span></text:p>
      <text:p text:style-name="P6">}</text:p>
      <text:p text:style-name="P6">.<text:span text:style-name="T2">four-images li</text:span>{</text:p>
      <text:p text:style-name="P5"><text:s text:c="4"/><text:span text:style-name="T8">list-style-type</text:span><text:span text:style-name="T4">: </text:span><text:span text:style-name="T10">none</text:span><text:span text:style-name="T4">;</text:span></text:p>
      <text:p text:style-name="P5"><text:s text:c="4"/><text:span text:style-name="T8">padding</text:span><text:span text:style-name="T4">: </text:span><text:span text:style-name="T7">6</text:span><text:span text:style-name="T10">px</text:span><text:span text:style-name="T4">;</text:span></text:p>
      <text:p text:style-name="P5"><text:s text:c="4"/><text:span text:style-name="T8">align-content</text:span><text:span text:style-name="T4">: </text:span><text:span text:style-name="T10">center</text:span><text:span text:style-name="T4">;</text:span></text:p>
      <text:p text:style-name="P5"><text:s text:c="4"/><text:span text:style-name="T8">justify-content</text:span><text:span text:style-name="T4">: </text:span><text:span text:style-name="T10">center</text:span><text:span text:style-name="T4">;</text:span></text:p>
      <text:p text:style-name="P5"><text:s text:c="4"/><text:span text:style-name="T8">box-sizing</text:span><text:span text:style-name="T4">: </text:span><text:span text:style-name="T10">border-box</text:span><text:span text:style-name="T4">;</text:span></text:p>
      <text:p text:style-name="P6">}</text:p>
      <text:p text:style-name="P6">.<text:span text:style-name="T2">three-buttons</text:span></text:p>
      <text:p text:style-name="P6">{</text:p>
      <text:p text:style-name="P5"><text:s text:c="4"/><text:span text:style-name="T8">display</text:span><text:span text:style-name="T4">: </text:span><text:span text:style-name="T10">flex</text:span><text:span text:style-name="T4">;</text:span></text:p>
      <text:p text:style-name="P5"><text:s text:c="4"/><text:span text:style-name="T8">align-content</text:span><text:span text:style-name="T4">: </text:span><text:span text:style-name="T10">center</text:span><text:span text:style-name="T4">;</text:span></text:p>
      <text:p text:style-name="P5"><text:s text:c="4"/><text:span text:style-name="T8">justify-content</text:span><text:span text:style-name="T4">: </text:span><text:span text:style-name="T10">center</text:span><text:span text:style-name="T4">;</text:span></text:p>
      <text:p text:style-name="P6">}</text:p>
      <text:p text:style-name="P6">.<text:span text:style-name="T2">three-buttons button</text:span></text:p>
      <text:p text:style-name="P6">{</text:p>
      <text:p text:style-name="P5"><text:s text:c="4"/><text:span text:style-name="T8">text-decoration</text:span><text:span text:style-name="T4">: </text:span><text:span text:style-name="T10">none</text:span><text:span text:style-name="T4">;</text:span></text:p>
      <text:p text:style-name="P5"><text:s text:c="4"/><text:span text:style-name="T8">background-color</text:span><text:span text:style-name="T4">: </text:span><text:span text:style-name="T3">#fe002f</text:span><text:span text:style-name="T4">;</text:span></text:p>
      <text:p text:style-name="P5"><text:s text:c="4"/><text:span text:style-name="T8">border</text:span><text:span text:style-name="T4">: </text:span><text:span text:style-name="T10">none</text:span><text:span text:style-name="T4">;</text:span></text:p>
      <text:p text:style-name="P5"><text:s text:c="4"/><text:span text:style-name="T8">padding</text:span><text:span text:style-name="T4">: </text:span><text:span text:style-name="T7">29</text:span><text:span text:style-name="T10">px </text:span><text:span text:style-name="T7">70</text:span><text:span text:style-name="T10">px </text:span><text:span text:style-name="T7">29</text:span><text:span text:style-name="T10">px </text:span><text:span text:style-name="T7">60</text:span><text:span text:style-name="T10">px </text:span><text:span text:style-name="T4">;</text:span></text:p>
      <text:p text:style-name="P5"><text:s text:c="4"/><text:span text:style-name="T8">font-size</text:span><text:span text:style-name="T4">: </text:span><text:span text:style-name="T7">30</text:span><text:span text:style-name="T10">px</text:span><text:span text:style-name="T4">;</text:span></text:p>
      <text:p text:style-name="P5"><text:s text:c="4"/><text:span text:style-name="T8">font-family</text:span><text:span text:style-name="T4">: </text:span><text:span text:style-name="T10">'Roboto'</text:span><text:span text:style-name="T4">, </text:span><text:span text:style-name="T10">sans-serif</text:span><text:span text:style-name="T4">;</text:span></text:p>
      <text:p text:style-name="P5"><text:s text:c="4"/><text:span text:style-name="T8">font-weight</text:span><text:span text:style-name="T4">: </text:span><text:span text:style-name="T10">bold</text:span><text:span text:style-name="T4">;</text:span></text:p>
      <text:p text:style-name="P5"><text:s text:c="4"/><text:span text:style-name="T8">float</text:span><text:span text:style-name="T4">: </text:span><text:span text:style-name="T10">left</text:span><text:span text:style-name="T4">;</text:span></text:p>
      <text:p text:style-name="P5"><text:s text:c="4"/><text:span text:style-name="T8">margin-left</text:span><text:span text:style-name="T4">: </text:span><text:span text:style-name="T7">11</text:span><text:span text:style-name="T10">px</text:span><text:span text:style-name="T4">;</text:span></text:p>
      <text:p text:style-name="P5"><text:s text:c="4"/><text:span text:style-name="T8">color</text:span><text:span text:style-name="T4">: </text:span><text:span text:style-name="T3">#FFFFFF</text:span><text:span text:style-name="T4">;</text:span></text:p>
      <text:p text:style-name="P6">}</text:p>
      <text:p text:style-name="P6">.<text:span text:style-name="T2">three-buttons li</text:span></text:p>
      <text:p text:style-name="P6">{</text:p>
      <text:p text:style-name="P5"><text:s text:c="4"/><text:span text:style-name="T8">list-style-type</text:span><text:span text:style-name="T4">: </text:span><text:span text:style-name="T10">none</text:span><text:span text:style-name="T4">;</text:span></text:p>
      <text:p text:style-name="P6">}</text:p>
      <text:p text:style-name="P6">.<text:span text:style-name="T2">three-buttons button</text:span>:<text:span text:style-name="T2">hover</text:span></text:p>
      <text:p text:style-name="P6"><text:soft-page-break/>{</text:p>
      <text:p text:style-name="P5"><text:s text:c="4"/><text:span text:style-name="T8">background-color</text:span><text:span text:style-name="T4">: </text:span><text:span text:style-name="T10">red</text:span><text:span text:style-name="T4">;</text:span></text:p>
      <text:p text:style-name="P6">}</text:p>
      <text:p text:style-name="P6">.<text:span text:style-name="T2">firstclass11</text:span></text:p>
      <text:p text:style-name="P6">{</text:p>
      <text:p text:style-name="P5"><text:s text:c="4"/><text:span text:style-name="T8">display</text:span><text:span text:style-name="T4">: </text:span><text:span text:style-name="T10">flex</text:span><text:span text:style-name="T4">;</text:span></text:p>
      <text:p text:style-name="P5"><text:s text:c="4"/><text:span text:style-name="T8">padding</text:span><text:span text:style-name="T4">: </text:span><text:span text:style-name="T7">40</text:span><text:span text:style-name="T10">px </text:span><text:span text:style-name="T7">10</text:span><text:span text:style-name="T4">%;</text:span></text:p>
      <text:p text:style-name="P5"><text:s text:c="4"/><text:span text:style-name="T8">align-content</text:span><text:span text:style-name="T4">: </text:span><text:span text:style-name="T10">center</text:span><text:span text:style-name="T4">;</text:span></text:p>
      <text:p text:style-name="P5"><text:s text:c="4"/><text:span text:style-name="T8">justify-content</text:span><text:span text:style-name="T4">: </text:span><text:span text:style-name="T10">center</text:span><text:span text:style-name="T4">;</text:span></text:p>
      <text:p text:style-name="P6">}</text:p>
      <text:p text:style-name="P6">.<text:span text:style-name="T2">firstclass11 a</text:span></text:p>
      <text:p text:style-name="P6">{</text:p>
      <text:p text:style-name="P5"><text:s text:c="4"/><text:span text:style-name="T8">color</text:span><text:span text:style-name="T4">: </text:span><text:span text:style-name="T10">green</text:span><text:span text:style-name="T4">;</text:span></text:p>
      <text:p text:style-name="P5"><text:s text:c="4"/><text:span text:style-name="T8">text-align</text:span><text:span text:style-name="T4">: </text:span><text:span text:style-name="T10">center</text:span><text:span text:style-name="T4">;</text:span></text:p>
      <text:p text:style-name="P6">}</text:p>
      <text:p text:style-name="P6">.<text:span text:style-name="T2">firstclass11 img</text:span></text:p>
      <text:p text:style-name="P6">{</text:p>
      <text:p text:style-name="P5"><text:s text:c="4"/><text:span text:style-name="T8">padding-left</text:span><text:span text:style-name="T4">: </text:span><text:span text:style-name="T7">38</text:span><text:span text:style-name="T10">px</text:span><text:span text:style-name="T4">;</text:span></text:p>
      <text:p text:style-name="P6">}</text:p>
      <text:p text:style-name="P6">.<text:span text:style-name="T2">firstclass11 ul</text:span></text:p>
      <text:p text:style-name="P6">{</text:p>
      <text:p text:style-name="P5"><text:s text:c="4"/><text:span text:style-name="T8">border</text:span><text:span text:style-name="T4">: </text:span><text:span text:style-name="T7">0.5</text:span><text:span text:style-name="T10">px solid ghostwhite</text:span><text:span text:style-name="T4">;</text:span></text:p>
      <text:p text:style-name="P5"><text:s text:c="4"/><text:span text:style-name="T8">padding</text:span><text:span text:style-name="T4">: </text:span><text:span text:style-name="T7">16</text:span><text:span text:style-name="T10">px</text:span><text:span text:style-name="T4">;</text:span></text:p>
      <text:p text:style-name="P5"><text:s text:c="4"/><text:span text:style-name="T8">box-shadow</text:span><text:span text:style-name="T4">: </text:span><text:span text:style-name="T7">5</text:span><text:span text:style-name="T10">px </text:span><text:span text:style-name="T7">0</text:span><text:span text:style-name="T10">px </text:span><text:span text:style-name="T7">1</text:span><text:span text:style-name="T10">px </text:span><text:span text:style-name="T7">4</text:span><text:span text:style-name="T10">px whitesmoke</text:span><text:span text:style-name="T4">;</text:span></text:p>
      <text:p text:style-name="P6">}</text:p>
      <text:p text:style-name="P6">.<text:span text:style-name="T2">nordi-banner</text:span></text:p>
      <text:p text:style-name="P6">{</text:p>
      <text:p text:style-name="P5"><text:s text:c="4"/><text:span text:style-name="T8">display</text:span><text:span text:style-name="T4">: </text:span><text:span text:style-name="T10">flex</text:span><text:span text:style-name="T4">;</text:span></text:p>
      <text:p text:style-name="P5"><text:s text:c="4"/><text:span text:style-name="T8">align-items</text:span><text:span text:style-name="T4">: </text:span><text:span text:style-name="T10">center</text:span><text:span text:style-name="T4">;</text:span></text:p>
      <text:p text:style-name="P5"><text:s text:c="4"/><text:span text:style-name="T8">justify-content</text:span><text:span text:style-name="T4">: </text:span><text:span text:style-name="T10">center</text:span><text:span text:style-name="T4">;</text:span></text:p>
      <text:p text:style-name="P5"><text:s text:c="4"/><text:span text:style-name="T8">width</text:span><text:span text:style-name="T4">: </text:span><text:span text:style-name="T7">100</text:span><text:span text:style-name="T4">%;</text:span></text:p>
      <text:p text:style-name="P5"><text:s text:c="4"/><text:span text:style-name="T8">height</text:span><text:span text:style-name="T4">: </text:span><text:span text:style-name="T10">auto</text:span><text:span text:style-name="T4">;</text:span></text:p>
      <text:p text:style-name="P6">}</text:p>
      <text:p text:style-name="P6">.<text:span text:style-name="T2">strip </text:span>{</text:p>
      <text:p text:style-name="P5"><text:s text:c="4"/><text:span text:style-name="T8">width</text:span><text:span text:style-name="T4">: </text:span><text:span text:style-name="T7">100</text:span><text:span text:style-name="T4">%;</text:span></text:p>
      <text:p text:style-name="P5"><text:s text:c="4"/><text:span text:style-name="T8">display</text:span><text:span text:style-name="T4">: </text:span><text:span text:style-name="T10">flex</text:span><text:span text:style-name="T4">;</text:span></text:p>
      <text:p text:style-name="P5"><text:s text:c="4"/><text:span text:style-name="T8">align-items</text:span><text:span text:style-name="T4">:</text:span><text:span text:style-name="T10">center</text:span><text:span text:style-name="T4">;</text:span></text:p>
      <text:p text:style-name="P5"><text:s text:c="4"/><text:span text:style-name="T8">justify-content</text:span><text:span text:style-name="T4">: </text:span><text:span text:style-name="T10">center</text:span><text:span text:style-name="T4">;</text:span></text:p>
      <text:p text:style-name="P5"><text:s text:c="4"/><text:span text:style-name="T8">font-size</text:span><text:span text:style-name="T4">: </text:span><text:span text:style-name="T7">50</text:span><text:span text:style-name="T10">px</text:span><text:span text:style-name="T4">;</text:span></text:p>
      <text:p text:style-name="P5"><text:s text:c="4"/><text:span text:style-name="T8">font-family</text:span><text:span text:style-name="T4">: </text:span><text:span text:style-name="T10">'Roboto'</text:span><text:span text:style-name="T4">, </text:span><text:span text:style-name="T10">sans-serif</text:span><text:span text:style-name="T4">;</text:span></text:p>
      <text:p text:style-name="P5"><text:s text:c="4"/><text:span text:style-name="T8">font-weight</text:span><text:span text:style-name="T4">: </text:span><text:span text:style-name="T10">bold</text:span><text:span text:style-name="T4">;</text:span></text:p>
      <text:p text:style-name="P5"><text:s text:c="4"/><text:span text:style-name="T8">color</text:span><text:span text:style-name="T4">: </text:span><text:span text:style-name="T3">#FFFFFF</text:span><text:span text:style-name="T4">;</text:span></text:p>
      <text:p text:style-name="P5"><text:s text:c="4"/><text:span text:style-name="T8">background</text:span><text:span text:style-name="T4">: </text:span><text:span text:style-name="T3">-webkit-linear-gradient</text:span><text:span text:style-name="T4">(</text:span><text:span text:style-name="T10">left</text:span><text:span text:style-name="T4">, </text:span><text:span text:style-name="T3">rgb</text:span><text:span text:style-name="T4">(</text:span><text:span text:style-name="T7">254</text:span><text:span text:style-name="T4">, </text:span><text:span text:style-name="T7">0</text:span><text:span text:style-name="T4">, </text:span><text:span text:style-name="T7">47</text:span><text:span text:style-name="T4">), </text:span><text:span text:style-name="T3">rgb</text:span><text:span text:style-name="T4">(</text:span><text:span text:style-name="T7">223</text:span><text:span text:style-name="T4">, </text:span><text:span text:style-name="T7">0</text:span><text:span text:style-name="T4">, </text:span><text:span text:style-name="T7">66</text:span><text:span text:style-name="T4">), </text:span><text:span text:style-name="T3">rgb</text:span><text:span text:style-name="T4">(</text:span><text:span text:style-name="T7">213</text:span><text:span text:style-name="T4">, </text:span><text:span text:style-name="T7">0</text:span><text:span text:style-name="T4">, </text:span><text:span text:style-name="T7">72</text:span><text:span text:style-name="T4">));</text:span></text:p>
      <text:p text:style-name="P5"><text:s text:c="4"/><text:span text:style-name="T8">border-radius</text:span><text:span text:style-name="T4">: </text:span><text:span text:style-name="T7">5</text:span><text:span text:style-name="T10">px</text:span><text:span text:style-name="T4">;</text:span></text:p>
      <text:p text:style-name="P6">}</text:p>
      <text:p text:style-name="P6">.<text:span text:style-name="T2">firstclass13</text:span></text:p>
      <text:p text:style-name="P6">{</text:p>
      <text:p text:style-name="P5"><text:s text:c="4"/><text:span text:style-name="T8">display</text:span><text:span text:style-name="T4">: </text:span><text:span text:style-name="T10">flex</text:span><text:span text:style-name="T4">;</text:span></text:p>
      <text:p text:style-name="P5"><text:s text:c="4"/><text:span text:style-name="T8">padding</text:span><text:span text:style-name="T4">: </text:span><text:span text:style-name="T7">40</text:span><text:span text:style-name="T10">px </text:span><text:span text:style-name="T7">10</text:span><text:span text:style-name="T4">%;</text:span></text:p>
      <text:p text:style-name="P5"><text:s text:c="4"/><text:span text:style-name="T8">align-content</text:span><text:span text:style-name="T4">: </text:span><text:span text:style-name="T10">center</text:span><text:span text:style-name="T4">;</text:span></text:p>
      <text:p text:style-name="P5"><text:s text:c="4"/><text:span text:style-name="T8">justify-content</text:span><text:span text:style-name="T4">: </text:span><text:span text:style-name="T10">center</text:span><text:span text:style-name="T4">;</text:span></text:p>
      <text:p text:style-name="P5"><text:s text:c="4"/><text:span text:style-name="T8">background-color</text:span><text:span text:style-name="T4">:</text:span><text:span text:style-name="T3">#f7f7f7</text:span><text:span text:style-name="T4">;</text:span></text:p>
      <text:p text:style-name="P6">}</text:p>
      <text:p text:style-name="P6">.<text:span text:style-name="T2">firstclass13 a</text:span></text:p>
      <text:p text:style-name="P6">{</text:p>
      <text:p text:style-name="P5"><text:s text:c="4"/><text:span text:style-name="T8">background-color</text:span><text:span text:style-name="T4">: </text:span><text:span text:style-name="T3">#f7f7f7</text:span><text:span text:style-name="T4">;</text:span></text:p>
      <text:p text:style-name="P5"><text:s text:c="4"/><text:span text:style-name="T8">color</text:span><text:span text:style-name="T4">: </text:span><text:span text:style-name="T10">green</text:span><text:span text:style-name="T4">;</text:span></text:p>
      <text:p text:style-name="P5"><text:s text:c="4"/><text:span text:style-name="T8">text-align</text:span><text:span text:style-name="T4">: </text:span><text:span text:style-name="T10">center</text:span><text:span text:style-name="T4">;</text:span></text:p>
      <text:p text:style-name="P6">}</text:p>
      <text:p text:style-name="P6">.<text:span text:style-name="T2">firstclass13 img</text:span></text:p>
      <text:p text:style-name="P6">{</text:p>
      <text:p text:style-name="P5"><text:soft-page-break/><text:s text:c="4"/><text:span text:style-name="T8">padding-left</text:span><text:span text:style-name="T4">: </text:span><text:span text:style-name="T7">38</text:span><text:span text:style-name="T10">px</text:span><text:span text:style-name="T4">;</text:span></text:p>
      <text:p text:style-name="P6">}</text:p>
      <text:p text:style-name="P6">.<text:span text:style-name="T2">firstclass13 ul</text:span></text:p>
      <text:p text:style-name="P6">{</text:p>
      <text:p text:style-name="P5"><text:s text:c="4"/><text:span text:style-name="T8">border</text:span><text:span text:style-name="T4">: </text:span><text:span text:style-name="T7">0.5</text:span><text:span text:style-name="T10">px solid ghostwhite</text:span><text:span text:style-name="T4">;</text:span></text:p>
      <text:p text:style-name="P5"><text:s text:c="4"/><text:span text:style-name="T8">padding</text:span><text:span text:style-name="T4">: </text:span><text:span text:style-name="T7">16</text:span><text:span text:style-name="T10">px</text:span><text:span text:style-name="T4">;</text:span></text:p>
      <text:p text:style-name="P5"><text:s text:c="4"/><text:span text:style-name="T8">box-shadow</text:span><text:span text:style-name="T4">: </text:span><text:span text:style-name="T7">5</text:span><text:span text:style-name="T10">px </text:span><text:span text:style-name="T7">0</text:span><text:span text:style-name="T10">px </text:span><text:span text:style-name="T7">1</text:span><text:span text:style-name="T10">px </text:span><text:span text:style-name="T4">-</text:span><text:span text:style-name="T7">4</text:span><text:span text:style-name="T10">px whitesmoke</text:span><text:span text:style-name="T4">;</text:span></text:p>
      <text:p text:style-name="P6">}</text:p>
      <text:p text:style-name="P6"><text:span text:style-name="T2">article </text:span>{</text:p>
      <text:p text:style-name="P5"><text:s text:c="4"/><text:span text:style-name="T8">background-color</text:span><text:span text:style-name="T4">: </text:span><text:span text:style-name="T3">#f7f7f7</text:span><text:span text:style-name="T4">;</text:span></text:p>
      <text:p text:style-name="P5"><text:s text:c="4"/><text:span text:style-name="T8">padding</text:span><text:span text:style-name="T4">: </text:span><text:span text:style-name="T7">118</text:span><text:span text:style-name="T10">px</text:span><text:span text:style-name="T4">;</text:span></text:p>
      <text:p text:style-name="P5"><text:s text:c="4"/><text:span text:style-name="T8">margin</text:span><text:span text:style-name="T4">: </text:span><text:span text:style-name="T7">15</text:span><text:span text:style-name="T10">px </text:span><text:span text:style-name="T7">10</text:span><text:span text:style-name="T4">%;</text:span></text:p>
      <text:p text:style-name="P5"><text:s text:c="4"/><text:span text:style-name="T8">font-size</text:span><text:span text:style-name="T4">: </text:span><text:span text:style-name="T7">18</text:span><text:span text:style-name="T10">px</text:span><text:span text:style-name="T4">;</text:span></text:p>
      <text:p text:style-name="P5"><text:s text:c="4"/><text:span text:style-name="T8">width</text:span><text:span text:style-name="T4">: </text:span><text:span text:style-name="T10">auto</text:span><text:span text:style-name="T4">;</text:span></text:p>
      <text:p text:style-name="P5"><text:s text:c="4"/><text:span text:style-name="T8">justify-content</text:span><text:span text:style-name="T4">: </text:span><text:span text:style-name="T10">center</text:span><text:span text:style-name="T4">;</text:span></text:p>
      <text:p text:style-name="P5"><text:s text:c="4"/><text:span text:style-name="T8">font-weight</text:span><text:span text:style-name="T4">: </text:span><text:span text:style-name="T10">normal</text:span><text:span text:style-name="T4">;</text:span></text:p>
      <text:p text:style-name="P5"><text:s text:c="4"/><text:span text:style-name="T8">color</text:span><text:span text:style-name="T4">: </text:span><text:span text:style-name="T3">#303030</text:span><text:span text:style-name="T4">;</text:span></text:p>
      <text:p text:style-name="P5"><text:s text:c="4"/><text:span text:style-name="T8">align-content</text:span><text:span text:style-name="T4">: </text:span><text:span text:style-name="T10">center</text:span><text:span text:style-name="T4">;</text:span></text:p>
      <text:p text:style-name="P6">}</text:p>
      <text:p text:style-name="P7">h3</text:p>
      <text:p text:style-name="P6">{</text:p>
      <text:p text:style-name="P5"><text:s text:c="4"/><text:span text:style-name="T8">font-family</text:span><text:span text:style-name="T4">: </text:span><text:span text:style-name="T10">'Roboto'</text:span><text:span text:style-name="T4">, </text:span><text:span text:style-name="T10">sans-serif</text:span><text:span text:style-name="T4">;</text:span></text:p>
      <text:p text:style-name="P5"><text:s text:c="4"/><text:span text:style-name="T8">font-weight</text:span><text:span text:style-name="T4">: </text:span><text:span text:style-name="T10">bold</text:span><text:span text:style-name="T4">;</text:span></text:p>
      <text:p text:style-name="P5"><text:s text:c="4"/><text:span text:style-name="T8">font-size</text:span><text:span text:style-name="T4">: </text:span><text:span text:style-name="T7">20</text:span><text:span text:style-name="T10">px</text:span><text:span text:style-name="T4">;</text:span></text:p>
      <text:p text:style-name="P6">}</text:p>
      <text:p text:style-name="P6">.<text:span text:style-name="T2">brand-header</text:span></text:p>
      <text:p text:style-name="P6">{</text:p>
      <text:p text:style-name="P5"><text:s text:c="4"/><text:span text:style-name="T8">display</text:span><text:span text:style-name="T4">: </text:span><text:span text:style-name="T10">flex</text:span><text:span text:style-name="T4">;</text:span></text:p>
      <text:p text:style-name="P5"><text:s text:c="4"/><text:span text:style-name="T8">align-items</text:span><text:span text:style-name="T4">: </text:span><text:span text:style-name="T10">center</text:span><text:span text:style-name="T4">;</text:span></text:p>
      <text:p text:style-name="P5"><text:s text:c="4"/><text:span text:style-name="T8">justify-content</text:span><text:span text:style-name="T4">: </text:span><text:span text:style-name="T10">space-between</text:span><text:span text:style-name="T4">;</text:span></text:p>
      <text:p text:style-name="P5"><text:s text:c="4"/><text:span text:style-name="T8">background-color</text:span><text:span text:style-name="T4">:</text:span><text:span text:style-name="T10">red</text:span><text:span text:style-name="T4">;</text:span></text:p>
      <text:p text:style-name="P5"><text:s text:c="4"/><text:span text:style-name="T8">border-radius</text:span><text:span text:style-name="T4">: </text:span><text:span text:style-name="T7">3</text:span><text:span text:style-name="T10">px</text:span><text:span text:style-name="T4">;</text:span></text:p>
      <text:p text:style-name="P5"><text:s text:c="4"/><text:span text:style-name="T8">color</text:span><text:span text:style-name="T4">: </text:span><text:span text:style-name="T3">#FFFFFF</text:span><text:span text:style-name="T4">;</text:span></text:p>
      <text:p text:style-name="P5"><text:s text:c="4"/><text:span text:style-name="T8">margin-left</text:span><text:span text:style-name="T4">: </text:span><text:span text:style-name="T7">10</text:span><text:span text:style-name="T4">%;</text:span></text:p>
      <text:p text:style-name="P5"><text:s text:c="4"/><text:span text:style-name="T8">margin-right</text:span><text:span text:style-name="T4">: </text:span><text:span text:style-name="T7">10</text:span><text:span text:style-name="T4">%;</text:span></text:p>
      <text:p text:style-name="P5"><text:s text:c="4"/><text:span text:style-name="T8">padding</text:span><text:span text:style-name="T4">: </text:span><text:span text:style-name="T7">14</text:span><text:span text:style-name="T10">px </text:span><text:span text:style-name="T7">1</text:span><text:span text:style-name="T4">%;</text:span></text:p>
      <text:p text:style-name="P6">}</text:p>
      <text:p text:style-name="P6">.<text:span text:style-name="T2">brand-header li</text:span>{</text:p>
      <text:p text:style-name="P5"><text:s text:c="4"/><text:span text:style-name="T8">display</text:span><text:span text:style-name="T4">: </text:span><text:span text:style-name="T10">inline-flex</text:span><text:span text:style-name="T4">;</text:span></text:p>
      <text:p text:style-name="P5"><text:s text:c="4"/><text:span text:style-name="T8">padding-left</text:span><text:span text:style-name="T4">:</text:span><text:span text:style-name="T7">5</text:span><text:span text:style-name="T10">px</text:span><text:span text:style-name="T4">;</text:span></text:p>
      <text:p text:style-name="P6">}</text:p>
      <text:p text:style-name="P6">.<text:span text:style-name="T2">brand-header2</text:span></text:p>
      <text:p text:style-name="P6">{</text:p>
      <text:p text:style-name="P5"><text:s text:c="4"/><text:span text:style-name="T8">display</text:span><text:span text:style-name="T4">: </text:span><text:span text:style-name="T10">flex</text:span><text:span text:style-name="T4">;</text:span></text:p>
      <text:p text:style-name="P5"><text:s text:c="4"/><text:span text:style-name="T8">align-items</text:span><text:span text:style-name="T4">: </text:span><text:span text:style-name="T10">center</text:span><text:span text:style-name="T4">;</text:span></text:p>
      <text:p text:style-name="P5"><text:s text:c="4"/><text:span text:style-name="T8">justify-content</text:span><text:span text:style-name="T4">: </text:span><text:span text:style-name="T10">space-around</text:span><text:span text:style-name="T4">;</text:span></text:p>
      <text:p text:style-name="P5"><text:s text:c="4"/><text:span text:style-name="T8">padding</text:span><text:span text:style-name="T4">: </text:span><text:span text:style-name="T7">14</text:span><text:span text:style-name="T10">px </text:span><text:span text:style-name="T7">10</text:span><text:span text:style-name="T4">%;</text:span></text:p>
      <text:p text:style-name="P6">}</text:p>
      <text:p text:style-name="P6">.<text:span text:style-name="T2">brand-header2 li</text:span>{</text:p>
      <text:p text:style-name="P5"><text:s text:c="4"/><text:span text:style-name="T8">display</text:span><text:span text:style-name="T4">: </text:span><text:span text:style-name="T10">inline-flex</text:span><text:span text:style-name="T4">;</text:span></text:p>
      <text:p text:style-name="P5"><text:s text:c="4"/><text:span text:style-name="T8">padding-left</text:span><text:span text:style-name="T4">:</text:span><text:span text:style-name="T7">5</text:span><text:span text:style-name="T10">px</text:span><text:span text:style-name="T4">;</text:span></text:p>
      <text:p text:style-name="P6">}</text:p>
      <text:p text:style-name="P6">.<text:span text:style-name="T2">brand-header3</text:span></text:p>
      <text:p text:style-name="P6">{</text:p>
      <text:p text:style-name="P5"><text:s text:c="4"/><text:span text:style-name="T8">display</text:span><text:span text:style-name="T4">: </text:span><text:span text:style-name="T10">flex</text:span><text:span text:style-name="T4">;</text:span></text:p>
      <text:p text:style-name="P5"><text:s text:c="4"/><text:span text:style-name="T8">align-items</text:span><text:span text:style-name="T4">: </text:span><text:span text:style-name="T10">center</text:span><text:span text:style-name="T4">;</text:span></text:p>
      <text:p text:style-name="P5"><text:s text:c="4"/><text:span text:style-name="T8">justify-content</text:span><text:span text:style-name="T4">: </text:span><text:span text:style-name="T10">space-around</text:span><text:span text:style-name="T4">;</text:span></text:p>
      <text:p text:style-name="P5"><text:s text:c="4"/><text:span text:style-name="T8">padding</text:span><text:span text:style-name="T4">: </text:span><text:span text:style-name="T7">14</text:span><text:span text:style-name="T10">px </text:span><text:span text:style-name="T7">10</text:span><text:span text:style-name="T4">%;</text:span></text:p>
      <text:p text:style-name="P6">}</text:p>
      <text:p text:style-name="P6">.<text:span text:style-name="T2">brand-header3 li</text:span>{</text:p>
      <text:p text:style-name="P5"><text:s text:c="4"/><text:span text:style-name="T8">display</text:span><text:span text:style-name="T4">: </text:span><text:span text:style-name="T10">inline-flex</text:span><text:span text:style-name="T4">;</text:span></text:p>
      <text:p text:style-name="P5"><text:s text:c="4"/><text:span text:style-name="T8">padding-left</text:span><text:span text:style-name="T4">:</text:span><text:span text:style-name="T7">5</text:span><text:span text:style-name="T10">px</text:span><text:span text:style-name="T4">;</text:span></text:p>
      <text:p text:style-name="P6"><text:soft-page-break/>}</text:p>
      <text:p text:style-name="P6">.<text:span text:style-name="T2">div1</text:span></text:p>
      <text:p text:style-name="P6">{</text:p>
      <text:p text:style-name="P5"><text:s text:c="4"/><text:span text:style-name="T8">background</text:span><text:span text:style-name="T4">: </text:span><text:span text:style-name="T3">linear-gradient</text:span><text:span text:style-name="T4">(</text:span><text:span text:style-name="T7">90</text:span><text:span text:style-name="T10">deg</text:span><text:span text:style-name="T4">,</text:span><text:span text:style-name="T10">red </text:span><text:span text:style-name="T7">19</text:span><text:span text:style-name="T4">%,</text:span><text:span text:style-name="T10">black </text:span><text:span text:style-name="T7">0</text:span><text:span text:style-name="T4">%);</text:span></text:p>
      <text:p text:style-name="P5"><text:s text:c="4"/><text:span text:style-name="T8">display</text:span><text:span text:style-name="T4">: </text:span><text:span text:style-name="T10">flex</text:span><text:span text:style-name="T4">;</text:span></text:p>
      <text:p text:style-name="P5"><text:s text:c="4"/><text:span text:style-name="T8">padding</text:span><text:span text:style-name="T4">: </text:span><text:span text:style-name="T7">6</text:span><text:span text:style-name="T10">px</text:span><text:span text:style-name="T4">;</text:span></text:p>
      <text:p text:style-name="P5"><text:s text:c="4"/><text:span text:style-name="T8">justify-content</text:span><text:span text:style-name="T4">: </text:span><text:span text:style-name="T10">center</text:span><text:span text:style-name="T4">;</text:span></text:p>
      <text:p text:style-name="P5"><text:s text:c="4"/><text:span text:style-name="T8">align-items</text:span><text:span text:style-name="T4">: </text:span><text:span text:style-name="T10">center</text:span><text:span text:style-name="T4">;</text:span></text:p>
      <text:p text:style-name="P6">}</text:p>
      <text:p text:style-name="P6">.<text:span text:style-name="T2">div1 ul</text:span>{</text:p>
      <text:p text:style-name="P5"><text:s text:c="4"/><text:span text:style-name="T8">padding-left</text:span><text:span text:style-name="T4">: </text:span><text:span text:style-name="T7">3</text:span><text:span text:style-name="T4">%;</text:span></text:p>
      <text:p text:style-name="P5"><text:s text:c="4"/><text:span text:style-name="T8">padding-right</text:span><text:span text:style-name="T4">: </text:span><text:span text:style-name="T7">27</text:span><text:span text:style-name="T4">%;</text:span></text:p>
      <text:p text:style-name="P5"><text:s text:c="4"/><text:span text:style-name="T8">color</text:span><text:span text:style-name="T4">: </text:span><text:span text:style-name="T3">#FFFFFF</text:span><text:span text:style-name="T4">;</text:span></text:p>
      <text:p text:style-name="P6">}</text:p>
      <text:p text:style-name="P6">.<text:span text:style-name="T2">div1 form</text:span></text:p>
      <text:p text:style-name="P6">{</text:p>
      <text:p text:style-name="P5"><text:s text:c="4"/><text:span text:style-name="T8">border-bottom</text:span><text:span text:style-name="T4">: </text:span><text:span text:style-name="T7">2</text:span><text:span text:style-name="T10">px solid white</text:span><text:span text:style-name="T4">;</text:span></text:p>
      <text:p text:style-name="P6">}</text:p>
      <text:p text:style-name="P6">.<text:span text:style-name="T2">div1 input</text:span></text:p>
      <text:p text:style-name="P6">{</text:p>
      <text:p text:style-name="P5"><text:s text:c="4"/><text:span text:style-name="T8">padding</text:span><text:span text:style-name="T4">: </text:span><text:span text:style-name="T7">12</text:span><text:span text:style-name="T10">px</text:span><text:span text:style-name="T4">;</text:span></text:p>
      <text:p text:style-name="P5"><text:s text:c="4"/><text:span text:style-name="T8">border-style</text:span><text:span text:style-name="T4">: </text:span><text:span text:style-name="T10">none</text:span><text:span text:style-name="T4">;</text:span></text:p>
      <text:p text:style-name="P6">}</text:p>
      <text:p text:style-name="P6">.<text:span text:style-name="T2">div1 button</text:span></text:p>
      <text:p text:style-name="P6">{</text:p>
      <text:p text:style-name="P5"><text:s text:c="4"/><text:span text:style-name="T8">padding</text:span><text:span text:style-name="T4">: </text:span><text:span text:style-name="T7">12</text:span><text:span text:style-name="T10">px</text:span><text:span text:style-name="T4">;</text:span></text:p>
      <text:p text:style-name="P5"><text:s text:c="4"/><text:span text:style-name="T8">background-color</text:span><text:span text:style-name="T4">: </text:span><text:span text:style-name="T10">red</text:span><text:span text:style-name="T4">;</text:span></text:p>
      <text:p text:style-name="P5"><text:s text:c="4"/><text:span text:style-name="T8">border-style</text:span><text:span text:style-name="T4">: </text:span><text:span text:style-name="T10">none</text:span><text:span text:style-name="T4">;</text:span></text:p>
      <text:p text:style-name="P5"><text:s text:c="4"/><text:span text:style-name="T8">color</text:span><text:span text:style-name="T4">: </text:span><text:span text:style-name="T10">white</text:span><text:span text:style-name="T4">;</text:span></text:p>
      <text:p text:style-name="P6">}</text:p>
      <text:p text:style-name="P7">h2</text:p>
      <text:p text:style-name="P6">{</text:p>
      <text:p text:style-name="P5"><text:s text:c="4"/><text:span text:style-name="T8">padding-left</text:span><text:span text:style-name="T4">: </text:span><text:span text:style-name="T7">10</text:span><text:span text:style-name="T4">%;</text:span></text:p>
      <text:p text:style-name="P5"><text:s text:c="4"/><text:span text:style-name="T8">padding-top</text:span><text:span text:style-name="T4">: </text:span><text:span text:style-name="T7">10</text:span><text:span text:style-name="T10">px</text:span><text:span text:style-name="T4">;</text:span></text:p>
      <text:p text:style-name="P5"><text:s text:c="4"/><text:span text:style-name="T8">text-decoration</text:span><text:span text:style-name="T4">: </text:span><text:span text:style-name="T10">underline</text:span><text:span text:style-name="T4">;</text:span></text:p>
      <text:p text:style-name="P5"><text:s text:c="4"/><text:span text:style-name="T8">text-decoration-color</text:span><text:span text:style-name="T4">: </text:span><text:span text:style-name="T10">red</text:span><text:span text:style-name="T4">;</text:span></text:p>
      <text:p text:style-name="P6">}</text:p>
      <text:p text:style-name="P6">.<text:span text:style-name="T2">footerlogo</text:span></text:p>
      <text:p text:style-name="P6">{</text:p>
      <text:p text:style-name="P5"><text:s text:c="4"/><text:span text:style-name="T8">display</text:span><text:span text:style-name="T4">: </text:span><text:span text:style-name="T10">flex</text:span><text:span text:style-name="T4">;</text:span></text:p>
      <text:p text:style-name="P5"><text:s text:c="4"/><text:span text:style-name="T8">background-color</text:span><text:span text:style-name="T4">: <text:s/></text:span><text:span text:style-name="T3">#464646</text:span><text:span text:style-name="T4">;</text:span></text:p>
      <text:p text:style-name="P5"><text:s text:c="4"/><text:span text:style-name="T8">align-items</text:span><text:span text:style-name="T4">: </text:span><text:span text:style-name="T10">baseline</text:span><text:span text:style-name="T4">;</text:span></text:p>
      <text:p text:style-name="P5"><text:s text:c="4"/><text:span text:style-name="T8">border-bottom</text:span><text:span text:style-name="T4">: </text:span><text:span text:style-name="T7">1</text:span><text:span text:style-name="T10">px solid </text:span><text:span text:style-name="T3">#9b9b9b</text:span><text:span text:style-name="T4">;</text:span></text:p>
      <text:p text:style-name="P5"><text:s text:c="4"/><text:span text:style-name="T8">color</text:span><text:span text:style-name="T4">: </text:span><text:span text:style-name="T3">#9b9b9b</text:span><text:span text:style-name="T4">;</text:span></text:p>
      <text:p text:style-name="P6">}</text:p>
      <text:p text:style-name="P6">.<text:span text:style-name="T2">footerlogo li</text:span></text:p>
      <text:p text:style-name="P6">{</text:p>
      <text:p text:style-name="P5"><text:s text:c="4"/><text:span text:style-name="T8">padding-left</text:span><text:span text:style-name="T4">: </text:span><text:span text:style-name="T7">3</text:span><text:span text:style-name="T4">%;</text:span></text:p>
      <text:p text:style-name="P6">}</text:p>
      <text:p text:style-name="P6">.<text:span text:style-name="T2">footerlogo2</text:span></text:p>
      <text:p text:style-name="P6">{</text:p>
      <text:p text:style-name="P5"><text:s text:c="4"/><text:span text:style-name="T8">background-color</text:span><text:span text:style-name="T4">: <text:s/></text:span><text:span text:style-name="T3">#464646</text:span><text:span text:style-name="T4">;</text:span></text:p>
      <text:p text:style-name="P5"><text:s text:c="4"/><text:span text:style-name="T8">padding-left</text:span><text:span text:style-name="T4">: </text:span><text:span text:style-name="T7">9</text:span><text:span text:style-name="T4">%;</text:span></text:p>
      <text:p text:style-name="P5"><text:s text:c="4"/><text:span text:style-name="T8">padding-top</text:span><text:span text:style-name="T4">: </text:span><text:span text:style-name="T7">3</text:span><text:span text:style-name="T4">%;</text:span></text:p>
      <text:p text:style-name="P7">table a</text:p>
      <text:p text:style-name="P6">{</text:p>
      <text:p text:style-name="P5"><text:s text:c="4"/><text:span text:style-name="T8">color</text:span><text:span text:style-name="T4">: </text:span><text:span text:style-name="T3">#9b9b9b</text:span><text:span text:style-name="T4">;</text:span></text:p>
      <text:p text:style-name="P6">}</text:p>
      <text:p text:style-name="P6">}</text:p>
      <text:p text:style-name="P6">.<text:span text:style-name="T2">smart-table </text:span>{</text:p>
      <text:p text:style-name="P5"><text:s text:c="4"/><text:span text:style-name="T8">border-collapse</text:span><text:span text:style-name="T4">: </text:span><text:span text:style-name="T10">collapse</text:span><text:span text:style-name="T4">;</text:span></text:p>
      <text:p text:style-name="P5"><text:s text:c="4"/><text:span text:style-name="T8">width</text:span><text:span text:style-name="T4">: </text:span><text:span text:style-name="T7">100</text:span><text:span text:style-name="T4">%;</text:span></text:p>
      <text:p text:style-name="P6">}</text:p>
      <text:p text:style-name="P6"><text:soft-page-break/><text:span text:style-name="T2">th</text:span>{</text:p>
      <text:p text:style-name="P5"><text:s text:c="4"/><text:span text:style-name="T8">text-align</text:span><text:span text:style-name="T4">: </text:span><text:span text:style-name="T10">left</text:span><text:span text:style-name="T4">;</text:span></text:p>
      <text:p text:style-name="P5"><text:s text:c="4"/><text:span text:style-name="T8">padding</text:span><text:span text:style-name="T4">: </text:span><text:span text:style-name="T7">8</text:span><text:span text:style-name="T10">px</text:span><text:span text:style-name="T4">;</text:span></text:p>
      <text:p text:style-name="P5"><text:s text:c="4"/><text:span text:style-name="T8">color</text:span><text:span text:style-name="T4">: </text:span><text:span text:style-name="T3">#FFFFFF</text:span><text:span text:style-name="T4">;</text:span></text:p>
      <text:p text:style-name="P6">}</text:p>
      <text:p text:style-name="P6"><text:span text:style-name="T2">td </text:span>{</text:p>
      <text:p text:style-name="P5"><text:s text:c="4"/><text:span text:style-name="T8">text-align</text:span><text:span text:style-name="T4">: </text:span><text:span text:style-name="T10">left</text:span><text:span text:style-name="T4">;</text:span></text:p>
      <text:p text:style-name="P5"><text:s text:c="4"/><text:span text:style-name="T8">padding</text:span><text:span text:style-name="T4">: </text:span><text:span text:style-name="T7">8</text:span><text:span text:style-name="T10">px</text:span><text:span text:style-name="T4">;</text:span></text:p>
      <text:p text:style-name="P5"><text:s text:c="4"/><text:span text:style-name="T8">color</text:span><text:span text:style-name="T4">: </text:span><text:span text:style-name="T3">#9b9b9b</text:span><text:span text:style-name="T4">;</text:span></text:p>
      <text:p text:style-name="P6">}</text:p>
      <text:p text:style-name="P6">.<text:span text:style-name="T2">payment-line a</text:span>{</text:p>
      <text:p text:style-name="P5"><text:s text:c="4"/><text:span text:style-name="T8">color</text:span><text:span text:style-name="T4">:</text:span><text:span text:style-name="T3">#9b9b9b</text:span><text:span text:style-name="T4">;</text:span></text:p>
      <text:p text:style-name="P5"><text:s text:c="4"/><text:span text:style-name="T8">padding-left</text:span><text:span text:style-name="T4">: </text:span><text:span text:style-name="T7">6</text:span><text:span text:style-name="T10">px</text:span><text:span text:style-name="T4">;</text:span></text:p>
      <text:p text:style-name="P5"><text:s text:c="4"/><text:span text:style-name="T8">padding-top</text:span><text:span text:style-name="T4">: </text:span><text:span text:style-name="T7">25</text:span><text:span text:style-name="T10">px</text:span><text:span text:style-name="T4">;</text:span></text:p>
      <text:p text:style-name="P6">}</text:p>
      <text:p text:style-name="P6">.<text:span text:style-name="T2">payment li</text:span></text:p>
      <text:p text:style-name="P6">{</text:p>
      <text:p text:style-name="P5"><text:s text:c="4"/><text:span text:style-name="T8">padding</text:span><text:span text:style-name="T4">: </text:span><text:span text:style-name="T7">10</text:span><text:span text:style-name="T10">px</text:span><text:span text:style-name="T4">;</text:span></text:p>
      <text:p text:style-name="P5"><text:s text:c="4"/><text:span text:style-name="T8">cursor</text:span><text:span text:style-name="T4">: </text:span><text:span text:style-name="T10">pointer</text:span><text:span text:style-name="T4">;</text:span></text:p>
      <text:p text:style-name="P6">}</text:p>
      <text:p text:style-name="P6">.<text:span text:style-name="T2">payment</text:span></text:p>
      <text:p text:style-name="P6">{</text:p>
      <text:p text:style-name="P5"><text:s text:c="4"/><text:span text:style-name="T8">display</text:span><text:span text:style-name="T4">: </text:span><text:span text:style-name="T10">flex</text:span><text:span text:style-name="T4">;</text:span></text:p>
      <text:p text:style-name="P6">}</text:p>
      <text:p text:style-name="P9">/* MEDIA QUERY*/</text:p>
      <text:p text:style-name="P6"><text:span text:style-name="T2">@media </text:span><text:span text:style-name="T11">screen </text:span><text:span text:style-name="T2">and </text:span>(<text:span text:style-name="T9">max-width</text:span>: <text:span text:style-name="T6">375</text:span><text:span text:style-name="T11">px</text:span>) {</text:p>
      <text:p text:style-name="P5"><text:s text:c="4"/><text:span text:style-name="T3">body </text:span><text:span text:style-name="T4">{</text:span></text:p>
      <text:p text:style-name="P5"><text:s text:c="8"/><text:span text:style-name="T8">min-height</text:span><text:span text:style-name="T4">: </text:span><text:span text:style-name="T7">667</text:span><text:span text:style-name="T10">px</text:span><text:span text:style-name="T4">;</text:span></text:p>
      <text:p text:style-name="P5"><text:s text:c="8"/><text:span text:style-name="T8">width</text:span><text:span text:style-name="T4">: </text:span><text:span text:style-name="T7">100</text:span><text:span text:style-name="T4">%;</text:span></text:p>
      <text:p text:style-name="P5"><text:s text:c="4"/><text:span text:style-name="T4">}</text:span></text:p>
      <text:p text:style-name="P5"><text:s text:c="4"/><text:span text:style-name="T4">.</text:span><text:span text:style-name="T3">head-links</text:span></text:p>
      <text:p text:style-name="P5"><text:span text:style-name="T1"><text:s text:c="4"/></text:span><text:span text:style-name="T4">{</text:span></text:p>
      <text:p text:style-name="P5"><text:s text:c="8"/><text:span text:style-name="T8">display</text:span><text:span text:style-name="T4">: </text:span><text:span text:style-name="T10">none</text:span><text:span text:style-name="T4">;</text:span></text:p>
      <text:p text:style-name="P5"><text:s text:c="4"/><text:span text:style-name="T4">}</text:span></text:p>
      <text:p text:style-name="P5"><text:s text:c="4"/><text:span text:style-name="T4">.</text:span><text:span text:style-name="T3">tpd a</text:span><text:span text:style-name="T4">{</text:span></text:p>
      <text:p text:style-name="P5"><text:s text:c="8"/><text:span text:style-name="T8">display</text:span><text:span text:style-name="T4">: </text:span><text:span text:style-name="T10">none</text:span><text:span text:style-name="T4">;</text:span></text:p>
      <text:p text:style-name="P5"><text:s text:c="4"/><text:span text:style-name="T4">}</text:span></text:p>
      <text:p text:style-name="P5"><text:s text:c="4"/><text:span text:style-name="T4">.</text:span><text:span text:style-name="T3">tpd form</text:span></text:p>
      <text:p text:style-name="P5"><text:span text:style-name="T1"><text:s text:c="4"/></text:span><text:span text:style-name="T4">{</text:span></text:p>
      <text:p text:style-name="P5"><text:s text:c="8"/><text:span text:style-name="T8">width</text:span><text:span text:style-name="T4">: </text:span><text:span text:style-name="T7">50</text:span><text:span text:style-name="T4">%;</text:span></text:p>
      <text:p text:style-name="P5"><text:s text:c="4"/><text:span text:style-name="T4">}</text:span></text:p>
      <text:p text:style-name="P5"><text:s text:c="4"/><text:span text:style-name="T4">.</text:span><text:span text:style-name="T3">tpd2 li</text:span></text:p>
      <text:p text:style-name="P5"><text:span text:style-name="T1"><text:s text:c="4"/></text:span><text:span text:style-name="T4">{</text:span></text:p>
      <text:p text:style-name="P5"><text:s text:c="8"/><text:span text:style-name="T8">display</text:span><text:span text:style-name="T4">: </text:span><text:span text:style-name="T10">none</text:span><text:span text:style-name="T4">;</text:span></text:p>
      <text:p text:style-name="P5"><text:s text:c="4"/><text:span text:style-name="T4">}</text:span></text:p>
      <text:p text:style-name="P5"><text:s text:c="4"/><text:span text:style-name="T4">.</text:span><text:span text:style-name="T3">banner img</text:span><text:span text:style-name="T4">{</text:span></text:p>
      <text:p text:style-name="P5"><text:s text:c="8"/><text:span text:style-name="T8">width</text:span><text:span text:style-name="T4">: </text:span><text:span text:style-name="T7">462</text:span><text:span text:style-name="T10">px</text:span><text:span text:style-name="T4">;</text:span></text:p>
      <text:p text:style-name="P5"><text:s text:c="8"/><text:span text:style-name="T8">height</text:span><text:span text:style-name="T4">: </text:span><text:span text:style-name="T7">328</text:span><text:span text:style-name="T10">px</text:span><text:span text:style-name="T4">;</text:span></text:p>
      <text:p text:style-name="P5"><text:s text:c="8"/><text:span text:style-name="T8">position</text:span><text:span text:style-name="T4">: </text:span><text:span text:style-name="T10">relative</text:span><text:span text:style-name="T4">;</text:span></text:p>
      <text:p text:style-name="P5"><text:s text:c="4"/><text:span text:style-name="T4">}</text:span></text:p>
      <text:p text:style-name="P5"><text:s text:c="4"/><text:span text:style-name="T4">.</text:span><text:span text:style-name="T3">button1</text:span></text:p>
      <text:p text:style-name="P5"><text:span text:style-name="T1"><text:s text:c="4"/></text:span><text:span text:style-name="T4">{</text:span></text:p>
      <text:p text:style-name="P5"><text:s text:c="8"/><text:span text:style-name="T8">padding</text:span><text:span text:style-name="T4">: </text:span><text:span text:style-name="T7">6</text:span><text:span text:style-name="T10">px</text:span><text:span text:style-name="T4">;</text:span></text:p>
      <text:p text:style-name="P5"><text:s text:c="8"/><text:span text:style-name="T8">position</text:span><text:span text:style-name="T4">: </text:span><text:span text:style-name="T10">absolute</text:span><text:span text:style-name="T4">;</text:span></text:p>
      <text:p text:style-name="P5"><text:s text:c="8"/><text:span text:style-name="T8">top</text:span><text:span text:style-name="T4">: </text:span><text:span text:style-name="T7">636</text:span><text:span text:style-name="T10">px</text:span><text:span text:style-name="T4">;</text:span></text:p>
      <text:p text:style-name="P5"><text:s text:c="8"/><text:span text:style-name="T8">left</text:span><text:span text:style-name="T4">: </text:span><text:span text:style-name="T7">99</text:span><text:span text:style-name="T10">PX</text:span><text:span text:style-name="T4">;</text:span></text:p>
      <text:p text:style-name="P5"><text:s text:c="4"/><text:span text:style-name="T4">}</text:span></text:p>
      <text:p text:style-name="P5"><text:s text:c="4"/><text:span text:style-name="T4">.</text:span><text:span text:style-name="T3">button2</text:span></text:p>
      <text:p text:style-name="P5"><text:span text:style-name="T1"><text:s text:c="4"/></text:span><text:span text:style-name="T4">{</text:span></text:p>
      <text:p text:style-name="P5"><text:s text:c="8"/><text:span text:style-name="T8">padding</text:span><text:span text:style-name="T4">: </text:span><text:span text:style-name="T7">6</text:span><text:span text:style-name="T10">px</text:span><text:span text:style-name="T4">;</text:span></text:p>
      <text:p text:style-name="P5"><text:s text:c="8"/><text:span text:style-name="T8">top</text:span><text:span text:style-name="T4">: </text:span><text:span text:style-name="T7">636</text:span><text:span text:style-name="T10">px</text:span><text:span text:style-name="T4">;</text:span></text:p>
      <text:p text:style-name="P5"><text:soft-page-break/><text:s text:c="8"/><text:span text:style-name="T8">left</text:span><text:span text:style-name="T4">: </text:span><text:span text:style-name="T7">197</text:span><text:span text:style-name="T10">px</text:span><text:span text:style-name="T4">;</text:span></text:p>
      <text:p text:style-name="P5"><text:s text:c="8"/><text:span text:style-name="T8">position</text:span><text:span text:style-name="T4">: </text:span><text:span text:style-name="T10">absolute</text:span><text:span text:style-name="T4">;</text:span></text:p>
      <text:p text:style-name="P5"><text:s text:c="4"/><text:span text:style-name="T4">}</text:span></text:p>
      <text:p text:style-name="P5"><text:s text:c="4"/><text:span text:style-name="T4">.</text:span><text:span text:style-name="T3">head-links2</text:span><text:span text:style-name="T4">{</text:span></text:p>
      <text:p text:style-name="P5"><text:s text:c="8"/><text:span text:style-name="T8">display</text:span><text:span text:style-name="T4">: </text:span><text:span text:style-name="T10">none</text:span><text:span text:style-name="T4">;</text:span></text:p>
      <text:p text:style-name="P5"><text:s text:c="4"/><text:span text:style-name="T4">}</text:span></text:p>
      <text:p text:style-name="P5"><text:s text:c="4"/><text:span text:style-name="T4">.</text:span><text:span text:style-name="T3">three-buttons</text:span></text:p>
      <text:p text:style-name="P5"><text:span text:style-name="T1"><text:s text:c="4"/></text:span><text:span text:style-name="T4">{</text:span></text:p>
      <text:p text:style-name="P5"><text:s text:c="8"/><text:span text:style-name="T8">display</text:span><text:span text:style-name="T4">: </text:span><text:span text:style-name="T10">none</text:span><text:span text:style-name="T4">;</text:span></text:p>
      <text:p text:style-name="P5"><text:s text:c="4"/><text:span text:style-name="T4">}</text:span></text:p>
      <text:p text:style-name="P5"><text:s text:c="4"/><text:span text:style-name="T4">.</text:span><text:span text:style-name="T3">nordi-banner</text:span></text:p>
      <text:p text:style-name="P5"><text:span text:style-name="T1"><text:s text:c="4"/></text:span><text:span text:style-name="T4">{</text:span></text:p>
      <text:p text:style-name="P5"><text:s text:c="8"/><text:span text:style-name="T8">display</text:span><text:span text:style-name="T4">: </text:span><text:span text:style-name="T10">none</text:span><text:span text:style-name="T4">;</text:span></text:p>
      <text:p text:style-name="P5"><text:s text:c="4"/><text:span text:style-name="T4">}</text:span></text:p>
      <text:p text:style-name="P5"><text:s text:c="4"/><text:span text:style-name="T4">.</text:span><text:span text:style-name="T3">firstclass11</text:span><text:span text:style-name="T4">{</text:span></text:p>
      <text:p text:style-name="P5"><text:s text:c="8"/><text:span text:style-name="T8">flex-wrap</text:span><text:span text:style-name="T4">:</text:span><text:span text:style-name="T10">wrap</text:span><text:span text:style-name="T4">;</text:span></text:p>
      <text:p text:style-name="P5"><text:s text:c="8"/><text:span text:style-name="T8">display</text:span><text:span text:style-name="T4">: </text:span><text:span text:style-name="T10">flex</text:span><text:span text:style-name="T4">;</text:span></text:p>
      <text:p text:style-name="P5"><text:s text:c="4"/><text:span text:style-name="T4">}</text:span></text:p>
      <text:p text:style-name="P5"><text:s text:c="4"/><text:span text:style-name="T4">.</text:span><text:span text:style-name="T3">firstclass13</text:span></text:p>
      <text:p text:style-name="P5"><text:span text:style-name="T1"><text:s text:c="4"/></text:span><text:span text:style-name="T4">{</text:span></text:p>
      <text:p text:style-name="P5"><text:s text:c="8"/><text:span text:style-name="T8">flex-wrap</text:span><text:span text:style-name="T4">:</text:span><text:span text:style-name="T10">wrap</text:span><text:span text:style-name="T4">;</text:span></text:p>
      <text:p text:style-name="P5"><text:s text:c="8"/><text:span text:style-name="T8">display</text:span><text:span text:style-name="T4">: </text:span><text:span text:style-name="T10">flex</text:span><text:span text:style-name="T4">;</text:span></text:p>
      <text:p text:style-name="P5"><text:s text:c="4"/><text:span text:style-name="T4">}</text:span></text:p>
      <text:p text:style-name="P5"><text:s text:c="4"/><text:span text:style-name="T4">.</text:span><text:span text:style-name="T3">strip</text:span><text:span text:style-name="T4">{</text:span></text:p>
      <text:p text:style-name="P5"><text:s text:c="8"/><text:span text:style-name="T8">display</text:span><text:span text:style-name="T4">: </text:span><text:span text:style-name="T10">none</text:span><text:span text:style-name="T4">;</text:span></text:p>
      <text:p text:style-name="P5"><text:s text:c="4"/><text:span text:style-name="T4">}</text:span></text:p>
      <text:p text:style-name="P5"><text:s text:c="4"/><text:span text:style-name="T4">.</text:span><text:span text:style-name="T3">eight-brands</text:span></text:p>
      <text:p text:style-name="P5"><text:span text:style-name="T1"><text:s text:c="4"/></text:span><text:span text:style-name="T4">{</text:span></text:p>
      <text:p text:style-name="P5"><text:s text:c="8"/><text:span text:style-name="T8">display</text:span><text:span text:style-name="T4">: </text:span><text:span text:style-name="T10">none</text:span><text:span text:style-name="T4">;</text:span></text:p>
      <text:p text:style-name="P5"><text:s text:c="4"/><text:span text:style-name="T4">}</text:span></text:p>
      <text:p text:style-name="P5"><text:s text:c="4"/><text:span text:style-name="T4">.</text:span><text:span text:style-name="T3">brand-header</text:span></text:p>
      <text:p text:style-name="P5"><text:span text:style-name="T1"><text:s text:c="4"/></text:span><text:span text:style-name="T4">{</text:span></text:p>
      <text:p text:style-name="P5"><text:s text:c="8"/><text:span text:style-name="T8">display</text:span><text:span text:style-name="T4">: </text:span><text:span text:style-name="T10">none</text:span><text:span text:style-name="T4">;</text:span></text:p>
      <text:p text:style-name="P5"><text:s text:c="4"/><text:span text:style-name="T4">}</text:span></text:p>
      <text:p text:style-name="P5"><text:s text:c="4"/><text:span text:style-name="T4">.</text:span><text:span text:style-name="T3">navcontainer</text:span></text:p>
      <text:p text:style-name="P5"><text:span text:style-name="T1"><text:s text:c="4"/></text:span><text:span text:style-name="T4">{</text:span></text:p>
      <text:p text:style-name="P5"><text:s text:c="8"/><text:span text:style-name="T8">flex-wrap</text:span><text:span text:style-name="T4">:</text:span><text:span text:style-name="T10">wrap</text:span><text:span text:style-name="T4">;</text:span></text:p>
      <text:p text:style-name="P5"><text:s text:c="8"/><text:span text:style-name="T8">display</text:span><text:span text:style-name="T4">: </text:span><text:span text:style-name="T10">flex</text:span><text:span text:style-name="T4">;</text:span></text:p>
      <text:p text:style-name="P5"><text:s text:c="4"/><text:span text:style-name="T4">}</text:span></text:p>
      <text:p text:style-name="P5"><text:s text:c="4"/><text:span text:style-name="T3">article</text:span></text:p>
      <text:p text:style-name="P5"><text:span text:style-name="T1"><text:s text:c="4"/></text:span><text:span text:style-name="T4">{</text:span></text:p>
      <text:p text:style-name="P5"><text:s text:c="8"/><text:span text:style-name="T8">padding</text:span><text:span text:style-name="T4">: </text:span><text:span text:style-name="T7">35</text:span><text:span text:style-name="T10">px</text:span><text:span text:style-name="T4">;</text:span></text:p>
      <text:p text:style-name="P5"><text:s text:c="8"/><text:span text:style-name="T8">margin</text:span><text:span text:style-name="T4">: </text:span><text:span text:style-name="T7">1</text:span><text:span text:style-name="T10">px </text:span><text:span text:style-name="T7">1</text:span><text:span text:style-name="T4">%;</text:span></text:p>
      <text:p text:style-name="P5"><text:s text:c="4"/><text:span text:style-name="T4">}</text:span></text:p>
      <text:p text:style-name="P5"><text:s text:c="4"/><text:span text:style-name="T3">header</text:span><text:span text:style-name="T4">{</text:span></text:p>
      <text:p text:style-name="P5"><text:s text:c="8"/><text:span text:style-name="T8">background-color</text:span><text:span text:style-name="T4">: </text:span><text:span text:style-name="T10">red</text:span><text:span text:style-name="T4">;</text:span></text:p>
      <text:p text:style-name="P5"><text:s text:c="4"/><text:span text:style-name="T4">}</text:span></text:p>
      <text:p text:style-name="P5"><text:s text:c="4"/><text:span text:style-name="T4">.</text:span><text:span text:style-name="T3">four-images img</text:span></text:p>
      <text:p text:style-name="P5"><text:span text:style-name="T1"><text:s text:c="4"/></text:span><text:span text:style-name="T4">{</text:span></text:p>
      <text:p text:style-name="P5"><text:s text:c="8"/><text:span text:style-name="T8">height</text:span><text:span text:style-name="T4">: </text:span><text:span text:style-name="T7">191</text:span><text:span text:style-name="T10">px</text:span><text:span text:style-name="T4">;</text:span></text:p>
      <text:p text:style-name="P5"><text:s text:c="8"/><text:span text:style-name="T8">width</text:span><text:span text:style-name="T4">: </text:span><text:span text:style-name="T7">171</text:span><text:span text:style-name="T10">px</text:span><text:span text:style-name="T4">;</text:span></text:p>
      <text:p text:style-name="P5"><text:s text:c="8"/><text:span text:style-name="T8">flex-direction</text:span><text:span text:style-name="T4">: </text:span><text:span text:style-name="T10">column</text:span><text:span text:style-name="T4">;</text:span></text:p>
      <text:p text:style-name="P5"><text:s text:c="4"/><text:span text:style-name="T4">}</text:span></text:p>
      <text:p text:style-name="P5"><text:s text:c="4"/><text:span text:style-name="T4">.</text:span><text:span text:style-name="T3">div1</text:span><text:span text:style-name="T4">{</text:span></text:p>
      <text:p text:style-name="P5"><text:s text:c="8"/><text:span text:style-name="T8">display</text:span><text:span text:style-name="T4">: </text:span><text:span text:style-name="T10">flex</text:span><text:span text:style-name="T4">;</text:span></text:p>
      <text:p text:style-name="P5"><text:s text:c="8"/><text:span text:style-name="T8">flex-wrap</text:span><text:span text:style-name="T4">: </text:span><text:span text:style-name="T10">wrap</text:span><text:span text:style-name="T4">;</text:span></text:p>
      <text:p text:style-name="P5"><text:s text:c="4"/><text:span text:style-name="T4">}</text:span></text:p>
      <text:p text:style-name="P5"><text:s text:c="4"/><text:span text:style-name="T4">.</text:span><text:span text:style-name="T3">footerlogo</text:span></text:p>
      <text:p text:style-name="P5"><text:span text:style-name="T1"><text:s text:c="4"/></text:span><text:span text:style-name="T4">{</text:span></text:p>
      <text:p text:style-name="P5"><text:soft-page-break/><text:s text:c="8"/><text:span text:style-name="T8">flex-direction</text:span><text:span text:style-name="T4">: </text:span><text:span text:style-name="T10">column</text:span><text:span text:style-name="T4">;</text:span></text:p>
      <text:p text:style-name="P5"><text:s text:c="4"/><text:span text:style-name="T4">}</text:span></text:p>
      <text:p text:style-name="P5"><text:s text:c="4"/><text:span text:style-name="T4">.</text:span><text:span text:style-name="T3">footerlogo2</text:span></text:p>
      <text:p text:style-name="P5"><text:span text:style-name="T1"><text:s text:c="4"/></text:span><text:span text:style-name="T4">{</text:span></text:p>
      <text:p text:style-name="P5"><text:s text:c="8"/><text:span text:style-name="T8">width</text:span><text:span text:style-name="T4">: </text:span><text:span text:style-name="T10">auto</text:span><text:span text:style-name="T4">;</text:span></text:p>
      <text:p text:style-name="P5"><text:s text:c="8"/><text:span text:style-name="T8">display</text:span><text:span text:style-name="T4">: </text:span><text:span text:style-name="T10">flex</text:span><text:span text:style-name="T4">;</text:span></text:p>
      <text:p text:style-name="P5"><text:s text:c="8"/><text:span text:style-name="T8">flex-wrap</text:span><text:span text:style-name="T4">: </text:span><text:span text:style-name="T10">wrap</text:span><text:span text:style-name="T4">;</text:span></text:p>
      <text:p text:style-name="P5"><text:s text:c="4"/><text:span text:style-name="T4">}</text:span></text:p>
      <text:p text:style-name="P5"><text:s text:c="4"/><text:span text:style-name="T4">.</text:span><text:span text:style-name="T3">smart-table </text:span><text:span text:style-name="T4">{</text:span></text:p>
      <text:p text:style-name="P5"><text:s text:c="8"/><text:span text:style-name="T8">flex-direction</text:span><text:span text:style-name="T4">: </text:span><text:span text:style-name="T10">column</text:span><text:span text:style-name="T4">;</text:span></text:p>
      <text:p text:style-name="P5"><text:s text:c="8"/><text:span text:style-name="T8">display</text:span><text:span text:style-name="T4">: </text:span><text:span text:style-name="T10">flex</text:span><text:span text:style-name="T4">;</text:span></text:p>
      <text:p text:style-name="P5"><text:s text:c="8"/><text:span text:style-name="T8">flex-wrap</text:span><text:span text:style-name="T4">: </text:span><text:span text:style-name="T10">wrap</text:span><text:span text:style-name="T4">;</text:span></text:p>
      <text:p text:style-name="P5"><text:s text:c="4"/><text:span text:style-name="T4">}</text:span></text:p>
      <text:p text:style-name="P6">}</text:p>
      <text:p text:style-name="P9">/*</text:p>
      <text:p text:style-name="P9">@media screen and (max-width: 480px) {</text:p>
      <text:p text:style-name="P9">.head-links</text:p>
      <text:p text:style-name="P9">{</text:p>
      <text:p text:style-name="P8"><text:s text:c="4"/><text:span text:style-name="T5">display: none;</text:span></text:p>
      <text:p text:style-name="P9">}</text:p>
      <text:p text:style-name="P9">.logo</text:p>
      <text:p text:style-name="P9">{</text:p>
      <text:p text:style-name="P8"><text:s text:c="4"/><text:span text:style-name="T5">flex-direction: column;</text:span></text:p>
      <text:p text:style-name="P8"><text:s text:c="4"/><text:span text:style-name="T5">flex-grow: 1;</text:span></text:p>
      <text:p text:style-name="P8"><text:s text:c="4"/><text:span text:style-name="T5">justify-content: center;</text:span></text:p>
      <text:p text:style-name="P9">}</text:p>
      <text:p text:style-name="P9">.tpd li {</text:p>
      <text:p text:style-name="P8"><text:s text:c="4"/><text:span text:style-name="T5">flex-direction: column;</text:span></text:p>
      <text:p text:style-name="P8"><text:s text:c="3"/><text:span text:style-name="T5">display: none;</text:span></text:p>
      <text:p text:style-name="P9">}</text:p>
      <text:p text:style-name="P9">.cart</text:p>
      <text:p text:style-name="P9">{</text:p>
      <text:p text:style-name="P8"><text:s text:c="4"/><text:span text:style-name="T5">flex-direction: column;</text:span></text:p>
      <text:p text:style-name="P8"><text:s text:c="4"/><text:span text:style-name="T5">flex-grow: 1;</text:span></text:p>
      <text:p text:style-name="P9">}</text:p>
      <text:p text:style-name="P9">.tpd a{</text:p>
      <text:p text:style-name="P8"><text:s text:c="4"/><text:span text:style-name="T5">display: none;</text:span></text:p>
      <text:p text:style-name="P9">}</text:p>
      <text:p text:style-name="P9">.tpd2 li</text:p>
      <text:p text:style-name="P9">{</text:p>
      <text:p text:style-name="P8"><text:s text:c="4"/><text:span text:style-name="T5">display: none;</text:span></text:p>
      <text:p text:style-name="P9">}</text:p>
      <text:p text:style-name="P9">}</text:p>
      <text:p text:style-name="P9">/*</text:p>
      <text:p text:style-name="P9">.black div</text:p>
      <text:p text:style-name="P9">{</text:p>
      <text:p text:style-name="P8"><text:s text:c="4"/><text:span text:style-name="T5">background-color: black;</text:span></text:p>
      <text:p text:style-name="P8"><text:s text:c="4"/><text:span text:style-name="T5">border-left: 190px solid red;</text:span></text:p>
      <text:p text:style-name="P8"><text:s text:c="4"/><text:span text:style-name="T5">padding-bottom: 25px;</text:span></text:p>
      <text:p text:style-name="P8"><text:s text:c="4"/><text:span text:style-name="T5">padding-top: 15px;</text:span></text:p>
      <text:p text:style-name="P8"><text:s text:c="4"/><text:span text:style-name="T5">padding-left: 55px;</text:span></text:p>
      <text:p text:style-name="P8"><text:s text:c="4"/><text:span text:style-name="T5">color: white;</text:span></text:p>
      <text:p text:style-name="P9">}</text:p>
      <text:p text:style-name="P9">.black form</text:p>
      <text:p text:style-name="P9">{</text:p>
      <text:p text:style-name="P8"><text:s text:c="4"/><text:span text:style-name="T5">margin-right: 151px;</text:span></text:p>
      <text:p text:style-name="P8"><text:s text:c="4"/><text:span text:style-name="T5">float: right;</text:span></text:p>
      <text:p text:style-name="P8"><text:s text:c="4"/><text:span text:style-name="T5">border-bottom: 2px solid white;</text:span></text:p>
      <text:p text:style-name="P9">}</text:p>
      <text:p text:style-name="P9">.black input</text:p>
      <text:p text:style-name="P9">{</text:p>
      <text:p text:style-name="P8"><text:s text:c="4"/><text:span text:style-name="T5">padding-top: 12px;</text:span></text:p>
      <text:p text:style-name="P8"><text:soft-page-break/><text:s text:c="4"/><text:span text:style-name="T5">margin-top: 2px;</text:span></text:p>
      <text:p text:style-name="P8"><text:s text:c="4"/><text:span text:style-name="T5">padding-left: 45px;</text:span></text:p>
      <text:p text:style-name="P8"><text:s text:c="4"/><text:span text:style-name="T5">background-color: black;</text:span></text:p>
      <text:p text:style-name="P8"><text:s text:c="4"/><text:span text:style-name="T5">padding-bottom: 14px;</text:span></text:p>
      <text:p text:style-name="P8"><text:s text:c="4"/><text:span text:style-name="T5">border-style: none;</text:span></text:p>
      <text:p text:style-name="P9">}</text:p>
      <text:p text:style-name="P9">.black button</text:p>
      <text:p text:style-name="P9">{</text:p>
      <text:p text:style-name="P8"><text:s text:c="4"/><text:span text:style-name="T5">padding: 12px;</text:span></text:p>
      <text:p text:style-name="P8"><text:s text:c="4"/><text:span text:style-name="T5">background-color: red;</text:span></text:p>
      <text:p text:style-name="P8"><text:s text:c="4"/><text:span text:style-name="T5">border-style: none;</text:span></text:p>
      <text:p text:style-name="P8"><text:s text:c="4"/><text:span text:style-name="T5">color: white;</text:span></text:p>
      <text:p text:style-name="P9">}</text:p>
      <text:p text:style-name="P9">.lastone</text:p>
      <text:p text:style-name="P9">{</text:p>
      <text:p text:style-name="P8"><text:s text:c="4"/><text:span text:style-name="T5">background-color: <text:s/>#464646;</text:span></text:p>
      <text:p text:style-name="P8"><text:s text:c="4"/><text:span text:style-name="T5">box-sizing: border-box;</text:span></text:p>
      <text:p text:style-name="P9">}</text:p>
      <text:p text:style-name="P9">.logo2 img</text:p>
      <text:p text:style-name="P9">{</text:p>
      <text:p text:style-name="P8"><text:s text:c="4"/><text:span text:style-name="T5">padding-left: 134px;</text:span></text:p>
      <text:p text:style-name="P8"><text:s text:c="4"/><text:span text:style-name="T5">padding-top: 35px;</text:span></text:p>
      <text:p text:style-name="P8"><text:s text:c="4"/><text:span text:style-name="T5">padding-bottom: 25px;</text:span></text:p>
      <text:p text:style-name="P8"><text:s text:c="4"/><text:span text:style-name="T5">margin-right: 94px;</text:span></text:p>
      <text:p text:style-name="P8"><text:s text:c="4"/><text:span text:style-name="T5">text-decoration: underline;</text:span></text:p>
      <text:p text:style-name="P8"><text:s text:c="4"/><text:span text:style-name="T5">text-decoration-color: darkred;</text:span></text:p>
      <text:p text:style-name="P9">}</text:p>
      <text:p text:style-name="P9">table {</text:p>
      <text:p text:style-name="P8"><text:s text:c="4"/><text:span text:style-name="T5">border-collapse: collapse;</text:span></text:p>
      <text:p text:style-name="P8"><text:s text:c="4"/><text:span text:style-name="T5">width: 60%;</text:span></text:p>
      <text:p text:style-name="P8"><text:s text:c="4"/><text:span text:style-name="T5">margin-left: 174px;</text:span></text:p>
      <text:p text:style-name="P8"><text:s text:c="4"/><text:span text:style-name="T5">margin-top: 0px;</text:span></text:p>
      <text:p text:style-name="P9">}</text:p>
      <text:p text:style-name="P9">th {</text:p>
      <text:p text:style-name="P8"><text:s text:c="4"/><text:span text:style-name="T5">padding: 18px;</text:span></text:p>
      <text:p text:style-name="P8"><text:s text:c="4"/><text:span text:style-name="T5">padding-top: 57px;</text:span></text:p>
      <text:p text:style-name="P8"><text:s text:c="4"/><text:span text:style-name="T5">text-align: left;</text:span></text:p>
      <text:p text:style-name="P8"><text:s text:c="4"/><text:span text:style-name="T5">color: #FFFFFF;</text:span></text:p>
      <text:p text:style-name="P9">}</text:p>
      <text:p text:style-name="P9">td {</text:p>
      <text:p text:style-name="P8"><text:s text:c="4"/><text:span text:style-name="T5">padding: 18px;</text:span></text:p>
      <text:p text:style-name="P8"><text:s text:c="4"/><text:span text:style-name="T5">text-align: left;</text:span></text:p>
      <text:p text:style-name="P8"><text:s text:c="4"/><text:span text:style-name="T5">font-family: 'Roboto', sans-serif;</text:span></text:p>
      <text:p text:style-name="P8"><text:s text:c="4"/><text:span text:style-name="T5">font-size: 12px;</text:span></text:p>
      <text:p text:style-name="P8"><text:s text:c="4"/><text:span text:style-name="T5">color: #9b9b9b;</text:span></text:p>
      <text:p text:style-name="P9">}</text:p>
      <text:p text:style-name="P9">.payments {</text:p>
      <text:p text:style-name="P8"><text:s text:c="4"/><text:span text:style-name="T5">margin-left: 288px;</text:span></text:p>
      <text:p text:style-name="P8"><text:s text:c="4"/><text:span text:style-name="T5">margin-top: 35px;</text:span></text:p>
      <text:p text:style-name="P8"><text:s text:c="4"/><text:span text:style-name="T5">padding-bottom: 45px;</text:span></text:p>
      <text:p text:style-name="P8"><text:s text:c="4"/><text:span text:style-name="T5">color: #9b9b9b;</text:span></text:p>
      <text:p text:style-name="P9">}</text:p>
      <text:p text:style-name="P9">.sign label {</text:p>
      <text:p text:style-name="P8"><text:s text:c="4"/><text:span text:style-name="T5">font-size: 22px;</text:span></text:p>
      <text:p text:style-name="P8"><text:s text:c="4"/><text:span text:style-name="T5">margin-left: 45px;</text:span></text:p>
      <text:p text:style-name="P9">}</text:p>
      <text:p text:style-name="P9">.p p {</text:p>
      <text:p text:style-name="P8"><text:s text:c="4"/><text:span text:style-name="T5">margin-top: -5px;</text:span></text:p>
      <text:p text:style-name="P8"><text:s text:c="4"/><text:span text:style-name="T5">margin-left: 45px;</text:span></text:p>
      <text:p text:style-name="P9">}</text:p>
      <text:p text:style-name="P9">.footer {</text:p>
      <text:p text:style-name="P8"><text:s text:c="4"/><text:span text:style-name="T5">background-color: #464646;</text:span></text:p>
      <text:p text:style-name="P8"><text:soft-page-break/><text:s text:c="4"/><text:span text:style-name="T5">color: #FFFFFF;</text:span></text:p>
      <text:p text:style-name="P9">}</text:p>
      <text:p text:style-name="P9">.email1 input {</text:p>
      <text:p text:style-name="P8"><text:s text:c="4"/><text:span text:style-name="T5">border-bottom: solid 1px white;</text:span></text:p>
      <text:p text:style-name="P8"><text:s text:c="4"/><text:span text:style-name="T5">height: 45px;</text:span></text:p>
      <text:p text:style-name="P8"><text:s text:c="4"/><text:span text:style-name="T5">color: #FFFFFF;</text:span></text:p>
      <text:p text:style-name="P8"><text:s text:c="4"/><text:span text:style-name="T5">background-color: #202020;</text:span></text:p>
      <text:p text:style-name="P8"><text:s text:c="4"/><text:span text:style-name="T5">width: 300px;</text:span></text:p>
      <text:p text:style-name="P8"><text:s text:c="4"/><text:span text:style-name="T5">margin-left: 777px;</text:span></text:p>
      <text:p text:style-name="P8"><text:s text:c="4"/><text:span text:style-name="T5">padding-right: 44px;</text:span></text:p>
      <text:p text:style-name="P8"><text:s text:c="4"/><text:span text:style-name="T5">outline: none;</text:span></text:p>
      <text:p text:style-name="P9">}</text:p>
      <text:p text:style-name="P9">.email1 {</text:p>
      <text:p text:style-name="P8"><text:s text:c="4"/><text:span text:style-name="T5">margin-top: -55px;</text:span></text:p>
      <text:p text:style-name="P8"><text:s text:c="4"/><text:span text:style-name="T5">text-underline: <text:s/>white;</text:span></text:p>
      <text:p text:style-name="P8"><text:s text:c="4"/><text:span text:style-name="T5">color: #FFFFFF;</text:span></text:p>
      <text:p text:style-name="P9">}</text:p>
      <text:p text:style-name="P9">.email1 button {</text:p>
      <text:p text:style-name="P8"><text:s text:c="4"/><text:span text:style-name="T5">background-color: #D1001E;</text:span></text:p>
      <text:p text:style-name="P8"><text:s text:c="4"/><text:span text:style-name="T5">font-weight: bold;</text:span></text:p>
      <text:p text:style-name="P8"><text:s text:c="4"/><text:span text:style-name="T5">height: 46px;</text:span></text:p>
      <text:p text:style-name="P8"><text:s text:c="4"/><text:span text:style-name="T5">width: 144px;</text:span></text:p>
      <text:p text:style-name="P8"><text:s text:c="4"/><text:span text:style-name="T5">outline: none;</text:span></text:p>
      <text:p text:style-name="P8"><text:s text:c="4"/><text:span text:style-name="T5">margin-top: -45px;</text:span></text:p>
      <text:p text:style-name="P8"><text:s text:c="4"/><text:span text:style-name="T5">margin-left: 977px;</text:span></text:p>
      <text:p text:style-name="P8"><text:s text:c="4"/><text:span text:style-name="T5">float: right;</text:span></text:p>
      <text:p text:style-name="P9">}</text:p>
      <text:p text:style-name="P9">@media only screen and (max-width: 350px){</text:p>
      <text:p text:style-name="P8"><text:s text:c="4"/><text:span text:style-name="T5">.footer</text:span></text:p>
      <text:p text:style-name="P8"><text:s text:c="4"/><text:span text:style-name="T5">{</text:span></text:p>
      <text:p text:style-name="P8"><text:s text:c="8"/><text:span text:style-name="T5">display: none;</text:span></text:p>
      <text:p text:style-name="P8"><text:s text:c="4"/><text:span text:style-name="T5">}</text:span></text:p>
      <text:p text:style-name="P9">}</text:p>
      <text:p text:style-name="P9">.lastlogo img {</text:p>
      <text:p text:style-name="P8"><text:s text:c="4"/><text:span text:style-name="T5">margin-left: 185px;</text:span></text:p>
      <text:p text:style-name="P8"><text:s text:c="4"/><text:span text:style-name="T5">margin-top: 55px;</text:span></text:p>
      <text:p text:style-name="P8"><text:s text:c="4"/><text:span text:style-name="T5">border-bottom: solid 1px white;</text:span></text:p>
      <text:p text:style-name="P9">}</text:p>
      <text:p text:style-name="P9">.just</text:p>
      <text:p text:style-name="P9">{</text:p>
      <text:p text:style-name="P8"><text:s text:c="4"/><text:span text:style-name="T5">margin-left: 145px;</text:span></text:p>
      <text:p text:style-name="P8"><text:s text:c="4"/><text:span text:style-name="T5">display: block;</text:span></text:p>
      <text:p text:style-name="P8"><text:s text:c="4"/><text:span text:style-name="T5">text-decoration: red underline;</text:span></text:p>
      <text:p text:style-name="P9">}</text:p>
      <text:p text:style-name="P9">*/</text:p>
      <text:p text:style-name="P9">/*</text:p>
      <text:p text:style-name="P9">.bedrock ul</text:p>
      <text:p text:style-name="P9">{</text:p>
      <text:p text:style-name="P8"><text:s text:c="4"/><text:span text:style-name="T5">display: inline-flex;</text:span></text:p>
      <text:p text:style-name="P9">}</text:p>
      <text:p text:style-name="P9">.bedrock</text:p>
      <text:p text:style-name="P9">{</text:p>
      <text:p text:style-name="P9">}</text:p>
      <text:p text:style-name="P9">li a</text:p>
      <text:p text:style-name="P9">{</text:p>
      <text:p text:style-name="P8"><text:s text:c="4"/><text:span text:style-name="T5">font-weight: 500;</text:span></text:p>
      <text:p text:style-name="P8"><text:s text:c="4"/><text:span text:style-name="T5">font-size: 16px;</text:span></text:p>
      <text:p text:style-name="P8"><text:s text:c="4"/><text:span text:style-name="T5">text-decoration: none;</text:span></text:p>
      <text:p text:style-name="P8"><text:s text:c="4"/><text:span text:style-name="T5">color: white;</text:span></text:p>
      <text:p text:style-name="P9">}</text:p>
      <text:p text:style-name="P9">.number</text:p>
      <text:p text:style-name="P9">{</text:p>
      <text:p text:style-name="P8"><text:soft-page-break/><text:s text:c="4"/><text:span text:style-name="T5">padding-right: 0.5rem;</text:span></text:p>
      <text:p text:style-name="P9">}</text:p>
      <text:p text:style-name="P9">.number li{</text:p>
      <text:p text:style-name="P8"><text:s text:c="4"/><text:span text:style-name="T5">display: inline-flex;</text:span></text:p>
      <text:p text:style-name="P9">}</text:p>
      <text:p text:style-name="P9">.delivery</text:p>
      <text:p text:style-name="P9">{</text:p>
      <text:p text:style-name="P8"><text:s text:c="4"/><text:span text:style-name="T5">padding-right: 0.5rem;</text:span></text:p>
      <text:p text:style-name="P9">}</text:p>
      <text:p text:style-name="P9">.delivery li{</text:p>
      <text:p text:style-name="P8"><text:s text:c="4"/><text:span text:style-name="T5">display: inline-flex;</text:span></text:p>
      <text:p text:style-name="P9">}</text:p>
      <text:p text:style-name="P9">.login li{</text:p>
      <text:p text:style-name="P8"><text:s text:c="4"/><text:span text:style-name="T5">display: inline-block;</text:span></text:p>
      <text:p text:style-name="P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00:43:50.860000000</meta:creation-date>
    <dc:date>2020-08-27T00:45:33.706000000</dc:date>
    <meta:editing-duration>PT1M43S</meta:editing-duration>
    <meta:editing-cycles>1</meta:editing-cycles>
    <meta:document-statistic meta:table-count="0" meta:image-count="0" meta:object-count="0" meta:page-count="22" meta:paragraph-count="1080" meta:word-count="2291" meta:character-count="25228" meta:non-whitespace-character-count="18367"/>
    <meta:generator>LibreOffice/4.4.2.2$Windows_x86 LibreOffice_project/c4c7d32d0d49397cad38d62472b0bc8acff48dd6</meta:generator>
  </office:meta>
</office:document-meta>
</file>